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settings.xml" manifest:media-type="text/xml"/>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layout-cache" manifest:media-type="application/binary"/>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manifest.rdf" manifest:media-type="application/rdf+xml"/>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4" manifest:media-type="application/x-openoffice-gdimetafile;windows_formatname=&quot;GDIMetaFile&quot;"/>
  <manifest:file-entry manifest:full-path="meta.xml" manifest:media-type="text/xml"/>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start" style:justify-single-word="false"/>
      <style:text-properties fo:font-size="16pt" officeooo:rsid="0019f88c" officeooo:paragraph-rsid="0019f88c" style:font-size-asian="14pt" style:font-size-complex="16pt"/>
    </style:style>
    <style:style style:name="P2" style:family="paragraph" style:parent-style-name="Standard">
      <style:paragraph-properties fo:text-align="center" style:justify-single-word="false"/>
      <style:text-properties fo:font-size="16pt" officeooo:rsid="0019f88c" officeooo:paragraph-rsid="0018daec" style:font-size-asian="14pt" style:font-size-complex="16pt"/>
    </style:style>
    <style:style style:name="P3" style:family="paragraph" style:parent-style-name="Standard">
      <style:paragraph-properties fo:text-align="start" style:justify-single-word="false"/>
      <style:text-properties fo:font-size="16pt" officeooo:rsid="00230146" officeooo:paragraph-rsid="00268d55" style:font-size-asian="14pt" style:font-size-complex="16pt"/>
    </style:style>
    <style:style style:name="P4" style:family="paragraph" style:parent-style-name="Standard">
      <style:paragraph-properties fo:text-align="start" style:justify-single-word="false"/>
      <style:text-properties fo:font-size="16pt" officeooo:rsid="0024352b" officeooo:paragraph-rsid="0024352b" style:font-size-asian="14pt" style:font-size-complex="16pt"/>
    </style:style>
    <style:style style:name="P5" style:family="paragraph" style:parent-style-name="Standard">
      <style:paragraph-properties fo:text-align="start" style:justify-single-word="false"/>
      <style:text-properties fo:font-size="16pt" officeooo:rsid="001a30c7" officeooo:paragraph-rsid="0019f88c" style:font-size-asian="14pt" style:font-size-complex="16pt"/>
    </style:style>
    <style:style style:name="P6" style:family="paragraph" style:parent-style-name="Standard">
      <style:paragraph-properties fo:text-align="start" style:justify-single-word="false"/>
      <style:text-properties fo:font-size="16pt" officeooo:rsid="008ea98e" officeooo:paragraph-rsid="008ea98e" style:font-size-asian="14pt" style:font-size-complex="16pt"/>
    </style:style>
    <style:style style:name="P7" style:family="paragraph" style:parent-style-name="Standard">
      <style:paragraph-properties fo:text-align="start" style:justify-single-word="false"/>
      <style:text-properties fo:font-size="16pt" officeooo:rsid="001bfac2" officeooo:paragraph-rsid="001bfac2" style:font-size-asian="14pt" style:font-size-complex="16pt"/>
    </style:style>
    <style:style style:name="P8" style:family="paragraph" style:parent-style-name="Standard">
      <style:paragraph-properties fo:text-align="start" style:justify-single-word="false"/>
      <style:text-properties fo:font-size="12pt" officeooo:rsid="00269748" officeooo:paragraph-rsid="00269748" style:font-size-asian="10.5pt" style:font-size-complex="12pt"/>
    </style:style>
    <style:style style:name="P9" style:family="paragraph" style:parent-style-name="Standard">
      <style:paragraph-properties fo:text-align="start" style:justify-single-word="false"/>
      <style:text-properties fo:font-size="12pt" officeooo:rsid="002101fe" officeooo:paragraph-rsid="00269748" style:font-size-asian="10.5pt" style:font-size-complex="12pt"/>
    </style:style>
    <style:style style:name="P10" style:family="paragraph" style:parent-style-name="Standard">
      <style:paragraph-properties fo:text-align="start" style:justify-single-word="false"/>
      <style:text-properties fo:font-size="12pt" officeooo:rsid="00284527" officeooo:paragraph-rsid="00284527" style:font-size-asian="10.5pt" style:font-size-complex="12pt"/>
    </style:style>
    <style:style style:name="P11" style:family="paragraph" style:parent-style-name="Standard">
      <style:paragraph-properties fo:text-align="start" style:justify-single-word="false"/>
      <style:text-properties fo:font-size="12pt" officeooo:rsid="00288bf0" officeooo:paragraph-rsid="00288bf0" style:font-size-asian="10.5pt" style:font-size-complex="12pt"/>
    </style:style>
    <style:style style:name="P12" style:family="paragraph" style:parent-style-name="Standard">
      <style:paragraph-properties fo:text-align="start" style:justify-single-word="false"/>
      <style:text-properties fo:font-size="12pt" officeooo:rsid="002d1777" officeooo:paragraph-rsid="002d1777" style:font-size-asian="10.5pt" style:font-size-complex="12pt"/>
    </style:style>
    <style:style style:name="P13" style:family="paragraph" style:parent-style-name="Standard">
      <style:paragraph-properties fo:text-align="start" style:justify-single-word="false"/>
      <style:text-properties fo:font-size="12pt" officeooo:rsid="002dc2fb" officeooo:paragraph-rsid="002dc2fb" style:font-size-asian="10.5pt" style:font-size-complex="12pt"/>
    </style:style>
    <style:style style:name="P14" style:family="paragraph" style:parent-style-name="Standard">
      <style:paragraph-properties fo:text-align="start" style:justify-single-word="false"/>
      <style:text-properties fo:font-size="12pt" officeooo:rsid="002fc261" officeooo:paragraph-rsid="002fc261" style:font-size-asian="10.5pt" style:font-size-complex="12pt"/>
    </style:style>
    <style:style style:name="P15" style:family="paragraph" style:parent-style-name="Standard">
      <style:paragraph-properties fo:text-align="start" style:justify-single-word="false"/>
      <style:text-properties fo:font-size="12pt" officeooo:rsid="0032fa6d" officeooo:paragraph-rsid="0032fa6d" style:font-size-asian="10.5pt" style:font-size-complex="12pt"/>
    </style:style>
    <style:style style:name="P16" style:family="paragraph" style:parent-style-name="Standard">
      <style:paragraph-properties fo:text-align="start" style:justify-single-word="false"/>
      <style:text-properties fo:font-size="12pt" officeooo:rsid="0037bdea" officeooo:paragraph-rsid="0037bdea" style:font-size-asian="10.5pt" style:font-size-complex="12pt"/>
    </style:style>
    <style:style style:name="P17" style:family="paragraph" style:parent-style-name="Standard">
      <style:paragraph-properties fo:text-align="start" style:justify-single-word="false"/>
      <style:text-properties fo:font-size="12pt" officeooo:rsid="00389b6c" officeooo:paragraph-rsid="00389b6c" style:font-size-asian="10.5pt" style:font-size-complex="12pt"/>
    </style:style>
    <style:style style:name="P18" style:family="paragraph" style:parent-style-name="Standard">
      <style:paragraph-properties fo:text-align="start" style:justify-single-word="false"/>
      <style:text-properties fo:font-size="12pt" officeooo:rsid="00389b6c" officeooo:paragraph-rsid="005e0bd6" style:font-size-asian="10.5pt" style:font-size-complex="12pt"/>
    </style:style>
    <style:style style:name="P19" style:family="paragraph" style:parent-style-name="Standard">
      <style:paragraph-properties fo:text-align="start" style:justify-single-word="false"/>
      <style:text-properties fo:font-size="12pt" officeooo:rsid="00548906" officeooo:paragraph-rsid="00562aa0" style:font-size-asian="10.5pt" style:font-size-complex="12pt"/>
    </style:style>
    <style:style style:name="P20" style:family="paragraph" style:parent-style-name="Standard">
      <style:paragraph-properties fo:text-align="start" style:justify-single-word="false"/>
      <style:text-properties fo:font-size="12pt" officeooo:rsid="00548906" officeooo:paragraph-rsid="00561ed5" style:font-size-asian="10.5pt" style:font-size-complex="12pt"/>
    </style:style>
    <style:style style:name="P21" style:family="paragraph" style:parent-style-name="Standard">
      <style:paragraph-properties fo:text-align="start" style:justify-single-word="false"/>
      <style:text-properties fo:font-size="12pt" officeooo:rsid="0057b5f2" officeooo:paragraph-rsid="0057b5f2" style:font-size-asian="10.5pt" style:font-size-complex="12pt"/>
    </style:style>
    <style:style style:name="P22" style:family="paragraph" style:parent-style-name="Standard">
      <style:paragraph-properties fo:text-align="start" style:justify-single-word="false"/>
      <style:text-properties fo:font-size="12pt" officeooo:rsid="005cd3fa" officeooo:paragraph-rsid="005cd3fa" style:font-size-asian="10.5pt" style:font-size-complex="12pt"/>
    </style:style>
    <style:style style:name="P23" style:family="paragraph" style:parent-style-name="Standard">
      <style:paragraph-properties fo:text-align="start" style:justify-single-word="false"/>
      <style:text-properties fo:font-size="12pt" officeooo:rsid="00613b3a" officeooo:paragraph-rsid="00613b3a" style:font-size-asian="10.5pt" style:font-size-complex="12pt"/>
    </style:style>
    <style:style style:name="P24" style:family="paragraph" style:parent-style-name="Standard">
      <style:paragraph-properties fo:text-align="start" style:justify-single-word="false"/>
      <style:text-properties fo:font-size="12pt" officeooo:rsid="006cc79c" officeooo:paragraph-rsid="006db1b8" style:font-size-asian="10.5pt" style:font-size-complex="12pt"/>
    </style:style>
    <style:style style:name="P25" style:family="paragraph" style:parent-style-name="Standard">
      <style:paragraph-properties fo:text-align="start" style:justify-single-word="false"/>
      <style:text-properties fo:font-size="12pt" officeooo:rsid="0071cab0" officeooo:paragraph-rsid="0071cab0" style:font-size-asian="10.5pt" style:font-size-complex="12pt"/>
    </style:style>
    <style:style style:name="P26" style:family="paragraph" style:parent-style-name="Standard">
      <style:paragraph-properties fo:text-align="start" style:justify-single-word="false"/>
      <style:text-properties fo:font-size="12pt" officeooo:rsid="008f576c" officeooo:paragraph-rsid="008f576c" style:font-size-asian="10.5pt" style:font-size-complex="12pt"/>
    </style:style>
    <style:style style:name="P27" style:family="paragraph" style:parent-style-name="Standard">
      <style:paragraph-properties fo:text-align="start" style:justify-single-word="false"/>
      <style:text-properties fo:font-size="12pt" officeooo:rsid="008fabd5" officeooo:paragraph-rsid="008fabd5" style:font-size-asian="10.5pt" style:font-size-complex="12pt"/>
    </style:style>
    <style:style style:name="P28" style:family="paragraph" style:parent-style-name="Standard">
      <style:paragraph-properties fo:text-align="start" style:justify-single-word="false"/>
      <style:text-properties fo:font-size="12pt" officeooo:rsid="00910507" officeooo:paragraph-rsid="00915535" style:font-size-asian="10.5pt" style:font-size-complex="12pt"/>
    </style:style>
    <style:style style:name="P29" style:family="paragraph" style:parent-style-name="Standard">
      <style:paragraph-properties fo:text-align="start" style:justify-single-word="false"/>
      <style:text-properties fo:font-size="12pt" officeooo:rsid="00a10592" officeooo:paragraph-rsid="00a68385" style:font-size-asian="10.5pt" style:font-size-complex="12pt"/>
    </style:style>
    <style:style style:name="P30" style:family="paragraph" style:parent-style-name="Standard">
      <style:paragraph-properties fo:text-align="start" style:justify-single-word="false"/>
      <style:text-properties fo:font-size="12pt" officeooo:rsid="00a6dad4" officeooo:paragraph-rsid="00a6dad4" style:font-size-asian="10.5pt" style:font-size-complex="12pt"/>
    </style:style>
    <style:style style:name="P31" style:family="paragraph" style:parent-style-name="Standard">
      <style:paragraph-properties fo:text-align="start" style:justify-single-word="false"/>
      <style:text-properties fo:font-size="12pt" officeooo:rsid="00acfb98" officeooo:paragraph-rsid="00acfb98" style:font-size-asian="10.5pt" style:font-size-complex="12pt"/>
    </style:style>
    <style:style style:name="P32" style:family="paragraph" style:parent-style-name="Standard">
      <style:paragraph-properties fo:text-align="center" style:justify-single-word="false"/>
      <style:text-properties fo:font-size="18pt" officeooo:rsid="001a30c7" officeooo:paragraph-rsid="0018daec" style:font-size-asian="15.75pt" style:font-size-complex="18pt"/>
    </style:style>
    <style:style style:name="P33" style:family="paragraph" style:parent-style-name="Standard" style:list-style-name="L1">
      <style:paragraph-properties fo:text-align="start" style:justify-single-word="false"/>
      <style:text-properties fo:font-size="12pt" officeooo:rsid="002101fe" officeooo:paragraph-rsid="00269748" style:font-size-asian="10.5pt" style:font-size-complex="12pt"/>
    </style:style>
    <style:style style:name="P34" style:family="paragraph" style:parent-style-name="Standard" style:list-style-name="L1">
      <style:paragraph-properties fo:text-align="start" style:justify-single-word="false"/>
      <style:text-properties fo:font-size="12pt" officeooo:rsid="002e1bb3" officeooo:paragraph-rsid="0046f040" style:font-size-asian="10.5pt" style:font-size-complex="12pt"/>
    </style:style>
    <style:style style:name="P35" style:family="paragraph" style:parent-style-name="Standard" style:list-style-name="L1">
      <style:paragraph-properties fo:text-align="start" style:justify-single-word="false"/>
      <style:text-properties fo:font-size="12pt" officeooo:rsid="00310016" officeooo:paragraph-rsid="00310016" style:font-size-asian="10.5pt" style:font-size-complex="12pt"/>
    </style:style>
    <style:style style:name="P36" style:family="paragraph" style:parent-style-name="Standard" style:list-style-name="L1">
      <style:paragraph-properties fo:text-align="start" style:justify-single-word="false"/>
      <style:text-properties fo:font-size="12pt" officeooo:rsid="0032fa6d" officeooo:paragraph-rsid="0032fa6d" style:font-size-asian="10.5pt" style:font-size-complex="12pt"/>
    </style:style>
    <style:style style:name="P37" style:family="paragraph" style:parent-style-name="Standard" style:list-style-name="L1">
      <style:paragraph-properties fo:text-align="start" style:justify-single-word="false"/>
      <style:text-properties fo:font-size="12pt" officeooo:rsid="0039db92" officeooo:paragraph-rsid="0039db92" style:font-size-asian="10.5pt" style:font-size-complex="12pt"/>
    </style:style>
    <style:style style:name="P38" style:family="paragraph" style:parent-style-name="Standard" style:list-style-name="L1">
      <style:paragraph-properties fo:text-align="start" style:justify-single-word="false"/>
      <style:text-properties fo:font-size="12pt" officeooo:rsid="0039db92" officeooo:paragraph-rsid="004e6079" style:font-size-asian="10.5pt" style:font-size-complex="12pt"/>
    </style:style>
    <style:style style:name="P39" style:family="paragraph" style:parent-style-name="Standard" style:list-style-name="L1">
      <style:paragraph-properties fo:text-align="start" style:justify-single-word="false"/>
      <style:text-properties fo:font-size="12pt" officeooo:rsid="00c269ec" officeooo:paragraph-rsid="00c269ec" style:font-size-asian="10.5pt" style:font-size-complex="12pt"/>
    </style:style>
    <style:style style:name="P40" style:family="paragraph" style:parent-style-name="Standard" style:list-style-name="L1">
      <style:paragraph-properties fo:text-align="start" style:justify-single-word="false"/>
      <style:text-properties fo:font-size="12pt" officeooo:rsid="00c269ec" officeooo:paragraph-rsid="00c9bc12" style:font-size-asian="10.5pt" style:font-size-complex="12pt"/>
    </style:style>
    <style:style style:name="P41" style:family="paragraph" style:parent-style-name="Standard" style:list-style-name="L1">
      <style:paragraph-properties fo:text-align="start" style:justify-single-word="false"/>
      <style:text-properties fo:font-size="12pt" officeooo:rsid="00401f5c" officeooo:paragraph-rsid="00401f5c" style:font-size-asian="10.5pt" style:font-size-complex="12pt"/>
    </style:style>
    <style:style style:name="P42" style:family="paragraph" style:parent-style-name="Standard" style:list-style-name="L1">
      <style:paragraph-properties fo:text-align="start" style:justify-single-word="false"/>
      <style:text-properties fo:font-size="12pt" officeooo:rsid="00401f5c" officeooo:paragraph-rsid="0048d48c" style:font-size-asian="10.5pt" style:font-size-complex="12pt"/>
    </style:style>
    <style:style style:name="P43" style:family="paragraph" style:parent-style-name="Standard" style:list-style-name="L1">
      <style:paragraph-properties fo:text-align="start" style:justify-single-word="false"/>
      <style:text-properties fo:font-size="12pt" officeooo:rsid="003bcfd7" officeooo:paragraph-rsid="003bcfd7" style:font-size-asian="10.5pt" style:font-size-complex="12pt"/>
    </style:style>
    <style:style style:name="P44" style:family="paragraph" style:parent-style-name="Standard" style:list-style-name="L1">
      <style:paragraph-properties fo:text-align="start" style:justify-single-word="false"/>
      <style:text-properties fo:font-size="12pt" officeooo:rsid="003e2e67" officeooo:paragraph-rsid="003e2e67" style:font-size-asian="10.5pt" style:font-size-complex="12pt"/>
    </style:style>
    <style:style style:name="P45" style:family="paragraph" style:parent-style-name="Standard" style:list-style-name="L1">
      <style:paragraph-properties fo:text-align="start" style:justify-single-word="false"/>
      <style:text-properties fo:font-size="12pt" officeooo:rsid="0045fee6" officeooo:paragraph-rsid="0045fee6" style:font-size-asian="10.5pt" style:font-size-complex="12pt"/>
    </style:style>
    <style:style style:name="P46" style:family="paragraph" style:parent-style-name="Standard" style:list-style-name="L1">
      <style:paragraph-properties fo:text-align="start" style:justify-single-word="false"/>
      <style:text-properties fo:font-size="12pt" officeooo:rsid="0048d48c" officeooo:paragraph-rsid="0048d48c" style:font-size-asian="10.5pt" style:font-size-complex="12pt"/>
    </style:style>
    <style:style style:name="P47" style:family="paragraph" style:parent-style-name="Standard" style:list-style-name="L1">
      <style:paragraph-properties fo:text-align="start" style:justify-single-word="false"/>
      <style:text-properties fo:font-size="12pt" officeooo:rsid="004d3850" officeooo:paragraph-rsid="004d3850" style:font-size-asian="10.5pt" style:font-size-complex="12pt"/>
    </style:style>
    <style:style style:name="P48" style:family="paragraph" style:parent-style-name="Standard" style:list-style-name="L1">
      <style:paragraph-properties fo:text-align="start" style:justify-single-word="false"/>
      <style:text-properties fo:font-size="12pt" officeooo:rsid="003dbef8" officeooo:paragraph-rsid="003dbef8" style:font-size-asian="10.5pt" style:font-size-complex="12pt"/>
    </style:style>
    <style:style style:name="P49" style:family="paragraph" style:parent-style-name="Standard" style:list-style-name="L1">
      <style:paragraph-properties fo:text-align="start" style:justify-single-word="false"/>
      <style:text-properties fo:font-size="12pt" officeooo:rsid="004183dc" officeooo:paragraph-rsid="004183dc" style:font-size-asian="10.5pt" style:font-size-complex="12pt"/>
    </style:style>
    <style:style style:name="P50" style:family="paragraph" style:parent-style-name="Standard" style:list-style-name="L1">
      <style:paragraph-properties fo:text-align="start" style:justify-single-word="false"/>
      <style:text-properties fo:font-size="12pt" officeooo:rsid="004e6079" officeooo:paragraph-rsid="004e6079" style:font-size-asian="10.5pt" style:font-size-complex="12pt"/>
    </style:style>
    <style:style style:name="P51" style:family="paragraph" style:parent-style-name="Standard" style:list-style-name="L1">
      <style:paragraph-properties fo:text-align="start" style:justify-single-word="false"/>
      <style:text-properties fo:font-size="12pt" officeooo:rsid="0041e15f" officeooo:paragraph-rsid="004e6079" style:font-size-asian="10.5pt" style:font-size-complex="12pt"/>
    </style:style>
    <style:style style:name="P52" style:family="paragraph" style:parent-style-name="Standard" style:list-style-name="L1">
      <style:paragraph-properties fo:text-align="start" style:justify-single-word="false"/>
      <style:text-properties fo:font-size="12pt" officeooo:rsid="004f46bc" officeooo:paragraph-rsid="004f46bc" style:font-size-asian="10.5pt" style:font-size-complex="12pt"/>
    </style:style>
    <style:style style:name="P53" style:family="paragraph" style:parent-style-name="Standard" style:list-style-name="L1">
      <style:paragraph-properties fo:text-align="start" style:justify-single-word="false"/>
      <style:text-properties fo:font-size="12pt" officeooo:rsid="00502ef1" officeooo:paragraph-rsid="00502ef1" style:font-size-asian="10.5pt" style:font-size-complex="12pt"/>
    </style:style>
    <style:style style:name="P54" style:family="paragraph" style:parent-style-name="Standard" style:list-style-name="L1">
      <style:paragraph-properties fo:text-align="start" style:justify-single-word="false"/>
      <style:text-properties fo:font-size="12pt" officeooo:rsid="00553311" officeooo:paragraph-rsid="00553311" style:font-size-asian="10.5pt" style:font-size-complex="12pt"/>
    </style:style>
    <style:style style:name="P55" style:family="paragraph" style:parent-style-name="Standard" style:list-style-name="L1">
      <style:paragraph-properties fo:text-align="start" style:justify-single-word="false"/>
      <style:text-properties fo:font-size="12pt" officeooo:rsid="0051cad7" officeooo:paragraph-rsid="0053238d" style:font-size-asian="10.5pt" style:font-size-complex="12pt"/>
    </style:style>
    <style:style style:name="P56" style:family="paragraph" style:parent-style-name="Standard" style:list-style-name="L1">
      <style:paragraph-properties fo:text-align="start" style:justify-single-word="false"/>
      <style:text-properties fo:font-size="12pt" officeooo:rsid="00269748" officeooo:paragraph-rsid="00269748" style:font-size-asian="10.5pt" style:font-size-complex="12pt"/>
    </style:style>
    <style:style style:name="P57" style:family="paragraph" style:parent-style-name="Standard" style:list-style-name="L1">
      <style:paragraph-properties fo:text-align="start" style:justify-single-word="false"/>
      <style:text-properties fo:font-size="12pt" officeooo:rsid="00284527" officeooo:paragraph-rsid="00284527" style:font-size-asian="10.5pt" style:font-size-complex="12pt"/>
    </style:style>
    <style:style style:name="P58" style:family="paragraph" style:parent-style-name="Standard" style:list-style-name="L1">
      <style:paragraph-properties fo:text-align="start" style:justify-single-word="false"/>
      <style:text-properties fo:font-size="12pt" officeooo:rsid="00288bf0" officeooo:paragraph-rsid="00288bf0" style:font-size-asian="10.5pt" style:font-size-complex="12pt"/>
    </style:style>
    <style:style style:name="P59" style:family="paragraph" style:parent-style-name="Standard" style:list-style-name="L1">
      <style:paragraph-properties fo:text-align="start" style:justify-single-word="false"/>
      <style:text-properties fo:font-size="12pt" officeooo:rsid="00cc524e" officeooo:paragraph-rsid="00cc524e" style:font-size-asian="10.5pt" style:font-size-complex="12pt"/>
    </style:style>
    <style:style style:name="P60" style:family="paragraph" style:parent-style-name="Standard" style:list-style-name="L1">
      <style:paragraph-properties fo:text-align="start" style:justify-single-word="false"/>
      <style:text-properties fo:font-size="12pt" officeooo:rsid="002d1777" officeooo:paragraph-rsid="002d1777" style:font-size-asian="10.5pt" style:font-size-complex="12pt"/>
    </style:style>
    <style:style style:name="P61" style:family="paragraph" style:parent-style-name="Standard" style:list-style-name="L1">
      <style:paragraph-properties fo:text-align="start" style:justify-single-word="false"/>
      <style:text-properties fo:font-size="12pt" officeooo:rsid="002dc2fb" officeooo:paragraph-rsid="002dc2fb" style:font-size-asian="10.5pt" style:font-size-complex="12pt"/>
    </style:style>
    <style:style style:name="P62" style:family="paragraph" style:parent-style-name="Standard" style:list-style-name="L1">
      <style:paragraph-properties fo:text-align="start" style:justify-single-word="false"/>
      <style:text-properties fo:font-size="12pt" officeooo:rsid="002dc2fb" officeooo:paragraph-rsid="00d02015" style:font-size-asian="10.5pt" style:font-size-complex="12pt"/>
    </style:style>
    <style:style style:name="P63" style:family="paragraph" style:parent-style-name="Standard" style:list-style-name="L1">
      <style:paragraph-properties fo:text-align="start" style:justify-single-word="false"/>
      <style:text-properties fo:font-size="12pt" officeooo:rsid="002fc261" officeooo:paragraph-rsid="002fc261" style:font-size-asian="10.5pt" style:font-size-complex="12pt"/>
    </style:style>
    <style:style style:name="P64" style:family="paragraph" style:parent-style-name="Standard" style:list-style-name="L1">
      <style:paragraph-properties fo:text-align="start" style:justify-single-word="false"/>
      <style:text-properties fo:font-size="12pt" officeooo:rsid="0037bdea" officeooo:paragraph-rsid="0037bdea" style:font-size-asian="10.5pt" style:font-size-complex="12pt"/>
    </style:style>
    <style:style style:name="P65" style:family="paragraph" style:parent-style-name="Standard" style:list-style-name="L1">
      <style:paragraph-properties fo:text-align="start" style:justify-single-word="false"/>
      <style:text-properties fo:font-size="12pt" officeooo:rsid="00389b6c" officeooo:paragraph-rsid="00389b6c" style:font-size-asian="10.5pt" style:font-size-complex="12pt"/>
    </style:style>
    <style:style style:name="P66" style:family="paragraph" style:parent-style-name="Standard" style:list-style-name="L1">
      <style:paragraph-properties fo:text-align="start" style:justify-single-word="false"/>
      <style:text-properties fo:font-size="12pt" officeooo:rsid="0057b5f2" officeooo:paragraph-rsid="0057b5f2" style:font-size-asian="10.5pt" style:font-size-complex="12pt"/>
    </style:style>
    <style:style style:name="P67" style:family="paragraph" style:parent-style-name="Standard" style:list-style-name="L1">
      <style:paragraph-properties fo:text-align="start" style:justify-single-word="false"/>
      <style:text-properties fo:font-size="12pt" officeooo:rsid="005cd3fa" officeooo:paragraph-rsid="005cd3fa" style:font-size-asian="10.5pt" style:font-size-complex="12pt"/>
    </style:style>
    <style:style style:name="P68" style:family="paragraph" style:parent-style-name="Standard" style:list-style-name="L2">
      <style:paragraph-properties fo:text-align="start" style:justify-single-word="false"/>
      <style:text-properties fo:font-size="12pt" officeooo:rsid="005e5316" officeooo:paragraph-rsid="005e5316" style:font-size-asian="10.5pt" style:font-size-complex="12pt"/>
    </style:style>
    <style:style style:name="P69" style:family="paragraph" style:parent-style-name="Standard" style:list-style-name="L1">
      <style:paragraph-properties fo:text-align="start" style:justify-single-word="false"/>
      <style:text-properties fo:font-size="12pt" officeooo:rsid="00548906" officeooo:paragraph-rsid="00548906" style:font-size-asian="10.5pt" style:font-size-complex="12pt"/>
    </style:style>
    <style:style style:name="P70" style:family="paragraph" style:parent-style-name="Standard" style:list-style-name="L1">
      <style:paragraph-properties fo:text-align="start" style:justify-single-word="false"/>
      <style:text-properties fo:font-size="12pt" officeooo:rsid="00548906" officeooo:paragraph-rsid="00562aa0" style:font-size-asian="10.5pt" style:font-size-complex="12pt"/>
    </style:style>
    <style:style style:name="P71" style:family="paragraph" style:parent-style-name="Standard" style:list-style-name="L1">
      <style:paragraph-properties fo:text-align="start" style:justify-single-word="false"/>
      <style:text-properties fo:font-size="12pt" officeooo:rsid="00548906" officeooo:paragraph-rsid="00561ed5" style:font-size-asian="10.5pt" style:font-size-complex="12pt"/>
    </style:style>
    <style:style style:name="P72" style:family="paragraph" style:parent-style-name="Standard" style:list-style-name="L1">
      <style:paragraph-properties fo:text-align="start" style:justify-single-word="false"/>
      <style:text-properties fo:font-size="12pt" officeooo:rsid="0064fe0e" officeooo:paragraph-rsid="006832dd" style:font-size-asian="10.5pt" style:font-size-complex="12pt"/>
    </style:style>
    <style:style style:name="P73" style:family="paragraph" style:parent-style-name="Standard" style:list-style-name="L1">
      <style:paragraph-properties fo:text-align="start" style:justify-single-word="false"/>
      <style:text-properties fo:font-size="12pt" officeooo:rsid="0064fe0e" officeooo:paragraph-rsid="006a7143" style:font-size-asian="10.5pt" style:font-size-complex="12pt"/>
    </style:style>
    <style:style style:name="P74" style:family="paragraph" style:parent-style-name="Standard" style:list-style-name="L1">
      <style:paragraph-properties fo:text-align="start" style:justify-single-word="false"/>
      <style:text-properties fo:font-size="12pt" officeooo:rsid="006832dd" officeooo:paragraph-rsid="006a7143" style:font-size-asian="10.5pt" style:font-size-complex="12pt"/>
    </style:style>
    <style:style style:name="P75" style:family="paragraph" style:parent-style-name="Standard" style:list-style-name="L1">
      <style:paragraph-properties fo:text-align="start" style:justify-single-word="false"/>
      <style:text-properties fo:font-size="12pt" officeooo:rsid="006832dd" officeooo:paragraph-rsid="006c4739" style:font-size-asian="10.5pt" style:font-size-complex="12pt"/>
    </style:style>
    <style:style style:name="P76" style:family="paragraph" style:parent-style-name="Standard" style:list-style-name="L1">
      <style:paragraph-properties fo:text-align="start" style:justify-single-word="false"/>
      <style:text-properties fo:font-size="12pt" officeooo:rsid="00625258" officeooo:paragraph-rsid="00625258" style:font-size-asian="10.5pt" style:font-size-complex="12pt"/>
    </style:style>
    <style:style style:name="P77" style:family="paragraph" style:parent-style-name="Standard" style:list-style-name="L1">
      <style:paragraph-properties fo:text-align="start" style:justify-single-word="false"/>
      <style:text-properties fo:font-size="12pt" officeooo:rsid="00a18570" officeooo:paragraph-rsid="00a18570" style:font-size-asian="10.5pt" style:font-size-complex="12pt"/>
    </style:style>
    <style:style style:name="P78" style:family="paragraph" style:parent-style-name="Standard" style:list-style-name="L1">
      <style:paragraph-properties fo:text-align="start" style:justify-single-word="false"/>
      <style:text-properties fo:font-size="12pt" officeooo:rsid="00613b3a" officeooo:paragraph-rsid="006c828e" style:font-size-asian="10.5pt" style:font-size-complex="12pt"/>
    </style:style>
    <style:style style:name="P79" style:family="paragraph" style:parent-style-name="Standard" style:list-style-name="L1">
      <style:paragraph-properties fo:text-align="start" style:justify-single-word="false"/>
      <style:text-properties fo:font-size="12pt" officeooo:rsid="00613b3a" officeooo:paragraph-rsid="00613b3a" style:font-size-asian="10.5pt" style:font-size-complex="12pt"/>
    </style:style>
    <style:style style:name="P80" style:family="paragraph" style:parent-style-name="Standard" style:list-style-name="L1">
      <style:paragraph-properties fo:text-align="start" style:justify-single-word="false"/>
      <style:text-properties fo:font-size="12pt" officeooo:rsid="006cc79c" officeooo:paragraph-rsid="006cc79c" style:font-size-asian="10.5pt" style:font-size-complex="12pt"/>
    </style:style>
    <style:style style:name="P81" style:family="paragraph" style:parent-style-name="Standard" style:list-style-name="L1">
      <style:paragraph-properties fo:text-align="start" style:justify-single-word="false"/>
      <style:text-properties fo:font-size="12pt" officeooo:rsid="006cc79c" officeooo:paragraph-rsid="0071cab0" style:font-size-asian="10.5pt" style:font-size-complex="12pt"/>
    </style:style>
    <style:style style:name="P82" style:family="paragraph" style:parent-style-name="Standard" style:list-style-name="L1">
      <style:paragraph-properties fo:text-align="start" style:justify-single-word="false"/>
      <style:text-properties fo:font-size="12pt" officeooo:rsid="006cc79c" officeooo:paragraph-rsid="00d4d1ae" style:font-size-asian="10.5pt" style:font-size-complex="12pt"/>
    </style:style>
    <style:style style:name="P83" style:family="paragraph" style:parent-style-name="Standard" style:list-style-name="L1">
      <style:paragraph-properties fo:text-align="start" style:justify-single-word="false"/>
      <style:text-properties fo:font-size="12pt" officeooo:rsid="006cc79c" officeooo:paragraph-rsid="00e499d2" style:font-size-asian="10.5pt" style:font-size-complex="12pt"/>
    </style:style>
    <style:style style:name="P84" style:family="paragraph" style:parent-style-name="Standard" style:list-style-name="L1">
      <style:paragraph-properties fo:text-align="start" style:justify-single-word="false"/>
      <style:text-properties fo:font-size="12pt" officeooo:rsid="006cc79c" officeooo:paragraph-rsid="00ee8c9b" style:font-size-asian="10.5pt" style:font-size-complex="12pt"/>
    </style:style>
    <style:style style:name="P85" style:family="paragraph" style:parent-style-name="Standard">
      <style:paragraph-properties fo:text-align="start" style:justify-single-word="false"/>
      <style:text-properties fo:font-size="12pt" officeooo:rsid="006cc79c" officeooo:paragraph-rsid="00d1fc10" style:font-size-asian="10.5pt" style:font-size-complex="12pt"/>
    </style:style>
    <style:style style:name="P86" style:family="paragraph" style:parent-style-name="Standard" style:list-style-name="L1">
      <style:paragraph-properties fo:text-align="start" style:justify-single-word="false"/>
      <style:text-properties fo:font-size="12pt" officeooo:rsid="006f87bc" officeooo:paragraph-rsid="006f87bc" style:font-size-asian="10.5pt" style:font-size-complex="12pt"/>
    </style:style>
    <style:style style:name="P87" style:family="paragraph" style:parent-style-name="Standard" style:list-style-name="L1">
      <style:paragraph-properties fo:text-align="start" style:justify-single-word="false"/>
      <style:text-properties fo:font-size="12pt" officeooo:rsid="0071cab0" officeooo:paragraph-rsid="00f5feab" style:font-size-asian="10.5pt" style:font-size-complex="12pt"/>
    </style:style>
    <style:style style:name="P88" style:family="paragraph" style:parent-style-name="Standard" style:list-style-name="L1">
      <style:paragraph-properties fo:text-align="start" style:justify-single-word="false"/>
      <style:text-properties fo:font-size="12pt" officeooo:rsid="0076a187" officeooo:paragraph-rsid="008b8747" style:font-size-asian="10.5pt" style:font-size-complex="12pt"/>
    </style:style>
    <style:style style:name="P89" style:family="paragraph" style:parent-style-name="Standard">
      <style:paragraph-properties fo:text-align="start" style:justify-single-word="false"/>
      <style:text-properties fo:font-size="12pt" officeooo:rsid="0076a187" officeooo:paragraph-rsid="008b8747" style:font-size-asian="10.5pt" style:font-size-complex="12pt"/>
    </style:style>
    <style:style style:name="P90" style:family="paragraph" style:parent-style-name="Standard" style:list-style-name="L3">
      <style:paragraph-properties fo:text-align="start" style:justify-single-word="false"/>
      <style:text-properties fo:font-size="12pt" officeooo:rsid="008f576c" officeooo:paragraph-rsid="008f576c" style:font-size-asian="10.5pt" style:font-size-complex="12pt"/>
    </style:style>
    <style:style style:name="P91" style:family="paragraph" style:parent-style-name="Standard" style:list-style-name="L3">
      <style:paragraph-properties fo:text-align="start" style:justify-single-word="false"/>
      <style:text-properties fo:font-size="12pt" officeooo:rsid="00910507" officeooo:paragraph-rsid="00915535" style:font-size-asian="10.5pt" style:font-size-complex="12pt"/>
    </style:style>
    <style:style style:name="P92" style:family="paragraph" style:parent-style-name="Standard" style:list-style-name="L3">
      <style:paragraph-properties fo:text-align="start" style:justify-single-word="false"/>
      <style:text-properties fo:font-size="12pt" officeooo:rsid="0093fd78" officeooo:paragraph-rsid="0096a15d" style:font-size-asian="10.5pt" style:font-size-complex="12pt"/>
    </style:style>
    <style:style style:name="P93" style:family="paragraph" style:parent-style-name="Standard" style:list-style-name="L3">
      <style:paragraph-properties fo:text-align="start" style:justify-single-word="false"/>
      <style:text-properties fo:font-size="12pt" officeooo:rsid="008fabd5" officeooo:paragraph-rsid="008fabd5" style:font-size-asian="10.5pt" style:font-size-complex="12pt"/>
    </style:style>
    <style:style style:name="P94" style:family="paragraph" style:parent-style-name="Standard" style:list-style-name="L3">
      <style:paragraph-properties fo:text-align="start" style:justify-single-word="false"/>
      <style:text-properties fo:font-size="12pt" officeooo:rsid="009f797b" officeooo:paragraph-rsid="009f918b" style:font-size-asian="10.5pt" style:font-size-complex="12pt"/>
    </style:style>
    <style:style style:name="P95" style:family="paragraph" style:parent-style-name="Standard" style:list-style-name="L3">
      <style:paragraph-properties fo:text-align="start" style:justify-single-word="false"/>
      <style:text-properties fo:font-size="12pt" officeooo:rsid="00a10592" officeooo:paragraph-rsid="00a68385" style:font-size-asian="10.5pt" style:font-size-complex="12pt"/>
    </style:style>
    <style:style style:name="P96" style:family="paragraph" style:parent-style-name="Standard" style:list-style-name="L3">
      <style:paragraph-properties fo:text-align="start" style:justify-single-word="false"/>
      <style:text-properties fo:font-size="12pt" officeooo:rsid="00a6dad4" officeooo:paragraph-rsid="00a6dad4" style:font-size-asian="10.5pt" style:font-size-complex="12pt"/>
    </style:style>
    <style:style style:name="P97" style:family="paragraph" style:parent-style-name="Standard" style:list-style-name="L3">
      <style:paragraph-properties fo:text-align="start" style:justify-single-word="false"/>
      <style:text-properties fo:font-size="12pt" officeooo:rsid="00ae04e9" officeooo:paragraph-rsid="00ae04e9" style:font-size-asian="10.5pt" style:font-size-complex="12pt"/>
    </style:style>
    <style:style style:name="P98" style:family="paragraph" style:parent-style-name="Standard" style:list-style-name="L3">
      <style:paragraph-properties fo:text-align="start" style:justify-single-word="false"/>
      <style:text-properties fo:font-size="12pt" officeooo:rsid="00acfb98" officeooo:paragraph-rsid="00acfb98" style:font-size-asian="10.5pt" style:font-size-complex="12pt"/>
    </style:style>
    <style:style style:name="P99" style:family="paragraph" style:parent-style-name="Standard" style:list-style-name="L3">
      <style:paragraph-properties fo:text-align="start" style:justify-single-word="false"/>
      <style:text-properties fo:font-size="12pt" officeooo:rsid="00b5c3e3" officeooo:paragraph-rsid="00b5c3e3" style:font-size-asian="10.5pt" style:font-size-complex="12pt"/>
    </style:style>
    <style:style style:name="P100" style:family="paragraph" style:parent-style-name="Standard" style:list-style-name="L4">
      <style:paragraph-properties fo:text-align="start" style:justify-single-word="false"/>
      <style:text-properties fo:font-size="12pt" officeooo:rsid="00bae317" officeooo:paragraph-rsid="00bfb4d1" style:font-size-asian="10.5pt" style:font-size-complex="12pt"/>
    </style:style>
    <style:style style:name="P101" style:family="paragraph" style:parent-style-name="Standard" style:list-style-name="L5">
      <style:paragraph-properties fo:text-align="start" style:justify-single-word="false"/>
      <style:text-properties fo:font-size="12pt" officeooo:rsid="0026eecf" officeooo:paragraph-rsid="00567627" style:font-size-asian="10.5pt" style:font-size-complex="12pt"/>
    </style:style>
    <style:style style:name="P102" style:family="paragraph" style:parent-style-name="Standard" style:list-style-name="L5">
      <style:paragraph-properties fo:text-align="start" style:justify-single-word="false"/>
      <style:text-properties fo:font-size="12pt" officeooo:rsid="008d19fc" officeooo:paragraph-rsid="008d19fc" style:font-size-asian="10.5pt" style:font-size-complex="12pt"/>
    </style:style>
    <style:style style:name="P103" style:family="paragraph" style:parent-style-name="Standard" style:list-style-name="L5">
      <style:paragraph-properties fo:text-align="start" style:justify-single-word="false"/>
      <style:text-properties fo:font-size="12pt" officeooo:rsid="00230146" officeooo:paragraph-rsid="00268d55" style:font-size-asian="10.5pt" style:font-size-complex="12pt"/>
    </style:style>
    <style:style style:name="P104" style:family="paragraph" style:parent-style-name="Standard" style:list-style-name="L5">
      <style:paragraph-properties fo:text-align="start" style:justify-single-word="false"/>
      <style:text-properties fo:font-size="12pt" officeooo:rsid="0023e920" officeooo:paragraph-rsid="00268d55" style:font-size-asian="10.5pt" style:font-size-complex="12pt"/>
    </style:style>
    <style:style style:name="P105" style:family="paragraph" style:parent-style-name="Standard" style:list-style-name="L6">
      <style:paragraph-properties fo:text-align="start" style:justify-single-word="false"/>
      <style:text-properties fo:font-size="12pt" officeooo:rsid="0024352b" officeooo:paragraph-rsid="0024352b" style:font-size-asian="10.5pt" style:font-size-complex="12pt"/>
    </style:style>
    <style:style style:name="P106" style:family="paragraph" style:parent-style-name="Standard" style:list-style-name="L1">
      <style:paragraph-properties fo:text-align="start" style:justify-single-word="false"/>
      <style:text-properties fo:font-size="12pt" officeooo:rsid="00d866e7" officeooo:paragraph-rsid="00df9645" style:font-size-asian="10.5pt" style:font-size-complex="12pt"/>
    </style:style>
    <style:style style:name="P107" style:family="paragraph" style:parent-style-name="Standard" style:list-style-name="L1">
      <style:paragraph-properties fo:text-align="start" style:justify-single-word="false"/>
      <style:text-properties fo:font-size="12pt" officeooo:rsid="00f6c1e3" officeooo:paragraph-rsid="00f6c1e3" style:font-size-asian="10.5pt" style:font-size-complex="12pt"/>
    </style:style>
    <style:style style:name="P108" style:family="paragraph" style:parent-style-name="Standard" style:list-style-name="L1">
      <style:paragraph-properties fo:text-align="start" style:justify-single-word="false"/>
      <style:text-properties fo:font-size="12pt" fo:font-weight="bold" officeooo:rsid="00553311" officeooo:paragraph-rsid="00553311" style:font-size-asian="10.5pt" style:font-weight-asian="bold" style:font-size-complex="12pt" style:font-weight-complex="bold"/>
    </style:style>
    <style:style style:name="T1" style:family="text">
      <style:text-properties officeooo:rsid="00269748"/>
    </style:style>
    <style:style style:name="T2" style:family="text">
      <style:text-properties fo:font-weight="bold" style:font-weight-asian="bold" style:font-weight-complex="bold"/>
    </style:style>
    <style:style style:name="T3" style:family="text">
      <style:text-properties fo:font-weight="bold" officeooo:rsid="00553311" style:font-weight-asian="bold" style:font-weight-complex="bold"/>
    </style:style>
    <style:style style:name="T4" style:family="text">
      <style:text-properties fo:font-weight="bold" officeooo:rsid="00643e4e" style:font-weight-asian="bold" style:font-weight-complex="bold"/>
    </style:style>
    <style:style style:name="T5" style:family="text">
      <style:text-properties fo:font-weight="bold" officeooo:rsid="007988bc" style:font-weight-asian="bold" style:font-weight-complex="bold"/>
    </style:style>
    <style:style style:name="T6" style:family="text">
      <style:text-properties fo:font-weight="bold" officeooo:rsid="00afdb23" style:font-weight-asian="bold" style:font-weight-complex="bold"/>
    </style:style>
    <style:style style:name="T7" style:family="text">
      <style:text-properties fo:font-weight="bold" officeooo:rsid="00b14d9a" style:font-weight-asian="bold" style:font-weight-complex="bold"/>
    </style:style>
    <style:style style:name="T8" style:family="text">
      <style:text-properties fo:font-style="normal" style:font-style-asian="normal" style:font-style-complex="normal"/>
    </style:style>
    <style:style style:name="T9" style:family="text">
      <style:text-properties officeooo:rsid="002a2aab"/>
    </style:style>
    <style:style style:name="T10" style:family="text">
      <style:text-properties officeooo:rsid="002b8728"/>
    </style:style>
    <style:style style:name="T11" style:family="text">
      <style:text-properties officeooo:rsid="002dc2fb"/>
    </style:style>
    <style:style style:name="T12" style:family="text">
      <style:text-properties officeooo:rsid="002e1bb3"/>
    </style:style>
    <style:style style:name="T13" style:family="text">
      <style:text-properties officeooo:rsid="002fc261"/>
    </style:style>
    <style:style style:name="T14" style:family="text">
      <style:text-properties officeooo:rsid="0032fa6d"/>
    </style:style>
    <style:style style:name="T15" style:family="text">
      <style:text-properties officeooo:rsid="0036a578"/>
    </style:style>
    <style:style style:name="T16" style:family="text">
      <style:text-properties officeooo:rsid="00389b6c"/>
    </style:style>
    <style:style style:name="T17" style:family="text">
      <style:text-properties officeooo:rsid="003bcfd7"/>
    </style:style>
    <style:style style:name="T18" style:family="text">
      <style:text-properties officeooo:rsid="0046f040"/>
    </style:style>
    <style:style style:name="T19" style:family="text">
      <style:text-properties officeooo:rsid="0048d48c"/>
    </style:style>
    <style:style style:name="T20" style:family="text">
      <style:text-properties officeooo:rsid="004c3ef5"/>
    </style:style>
    <style:style style:name="T21" style:family="text">
      <style:text-properties officeooo:rsid="004d3850"/>
    </style:style>
    <style:style style:name="T22" style:family="text">
      <style:text-properties officeooo:rsid="004e6079"/>
    </style:style>
    <style:style style:name="T23" style:family="text">
      <style:text-properties officeooo:rsid="0053238d"/>
    </style:style>
    <style:style style:name="T24" style:family="text">
      <style:text-properties officeooo:rsid="00553311"/>
    </style:style>
    <style:style style:name="T25" style:family="text">
      <style:text-properties officeooo:rsid="00561ed5"/>
    </style:style>
    <style:style style:name="T26" style:family="text">
      <style:text-properties officeooo:rsid="0026eecf"/>
    </style:style>
    <style:style style:name="T27" style:family="text">
      <style:text-properties officeooo:rsid="0059a946"/>
    </style:style>
    <style:style style:name="T28" style:family="text">
      <style:text-properties officeooo:rsid="005cd3fa"/>
    </style:style>
    <style:style style:name="T29" style:family="text">
      <style:text-properties officeooo:rsid="005e0bd6"/>
    </style:style>
    <style:style style:name="T30" style:family="text">
      <style:text-properties officeooo:rsid="005ffaf1"/>
    </style:style>
    <style:style style:name="T31" style:family="text">
      <style:text-properties officeooo:rsid="00643e4e"/>
    </style:style>
    <style:style style:name="T32" style:family="text">
      <style:text-properties officeooo:rsid="006832dd"/>
    </style:style>
    <style:style style:name="T33" style:family="text">
      <style:text-properties officeooo:rsid="006b1b38"/>
    </style:style>
    <style:style style:name="T34" style:family="text">
      <style:text-properties officeooo:rsid="006c828e"/>
    </style:style>
    <style:style style:name="T35" style:family="text">
      <style:text-properties officeooo:rsid="0070cad0"/>
    </style:style>
    <style:style style:name="T36" style:family="text">
      <style:text-properties officeooo:rsid="0073bb4e"/>
    </style:style>
    <style:style style:name="T37" style:family="text">
      <style:text-properties officeooo:rsid="0077913b"/>
    </style:style>
    <style:style style:name="T38" style:family="text">
      <style:text-properties officeooo:rsid="007988bc"/>
    </style:style>
    <style:style style:name="T39" style:family="text">
      <style:text-properties officeooo:rsid="008667e1"/>
    </style:style>
    <style:style style:name="T40" style:family="text">
      <style:text-properties officeooo:rsid="00915535"/>
    </style:style>
    <style:style style:name="T41" style:family="text">
      <style:text-properties officeooo:rsid="00966fbf"/>
    </style:style>
    <style:style style:name="T42" style:family="text">
      <style:text-properties officeooo:rsid="0096a15d"/>
    </style:style>
    <style:style style:name="T43" style:family="text">
      <style:text-properties officeooo:rsid="009ae9bc"/>
    </style:style>
    <style:style style:name="T44" style:family="text">
      <style:text-properties officeooo:rsid="009f918b"/>
    </style:style>
    <style:style style:name="T45" style:family="text">
      <style:text-properties officeooo:rsid="00a0c5ea"/>
    </style:style>
    <style:style style:name="T46" style:family="text">
      <style:text-properties officeooo:rsid="00a33a61"/>
    </style:style>
    <style:style style:name="T47" style:family="text">
      <style:text-properties officeooo:rsid="00a55ce5"/>
    </style:style>
    <style:style style:name="T48" style:family="text">
      <style:text-properties officeooo:rsid="00a7b475"/>
    </style:style>
    <style:style style:name="T49" style:family="text">
      <style:text-properties officeooo:rsid="00a85d49"/>
    </style:style>
    <style:style style:name="T50" style:family="text">
      <style:text-properties officeooo:rsid="00afdb23"/>
    </style:style>
    <style:style style:name="T51" style:family="text">
      <style:text-properties officeooo:rsid="00b14d9a"/>
    </style:style>
    <style:style style:name="T52" style:family="text">
      <style:text-properties officeooo:rsid="00bae317"/>
    </style:style>
    <style:style style:name="T53" style:family="text">
      <style:text-properties officeooo:rsid="00bb232d"/>
    </style:style>
    <style:style style:name="T54" style:family="text">
      <style:text-properties officeooo:rsid="00c3fa66"/>
    </style:style>
    <style:style style:name="T55" style:family="text">
      <style:text-properties officeooo:rsid="00c5d4eb"/>
    </style:style>
    <style:style style:name="T56" style:family="text">
      <style:text-properties officeooo:rsid="00c64aab"/>
    </style:style>
    <style:style style:name="T57" style:family="text">
      <style:text-properties officeooo:rsid="00c9bc12"/>
    </style:style>
    <style:style style:name="T58" style:family="text">
      <style:text-properties officeooo:rsid="00ca0a0f"/>
    </style:style>
    <style:style style:name="T59" style:family="text">
      <style:text-properties officeooo:rsid="00ce6e43"/>
    </style:style>
    <style:style style:name="T60" style:family="text">
      <style:text-properties officeooo:rsid="00d28507"/>
    </style:style>
    <style:style style:name="T61" style:family="text">
      <style:text-properties officeooo:rsid="00d40ef0"/>
    </style:style>
    <style:style style:name="T62" style:family="text">
      <style:text-properties officeooo:rsid="00ddb281"/>
    </style:style>
    <style:style style:name="T63" style:family="text">
      <style:text-properties officeooo:rsid="00df9645"/>
    </style:style>
    <style:style style:name="T64" style:family="text">
      <style:text-properties officeooo:rsid="00e0f79b"/>
    </style:style>
    <style:style style:name="T65" style:family="text">
      <style:text-properties fo:font-weight="normal" officeooo:rsid="00ee8c9b" style:font-weight-asian="normal" style:font-weight-complex="normal"/>
    </style:style>
    <style:style style:name="T66" style:family="text">
      <style:text-properties officeooo:rsid="00f092d2"/>
    </style:style>
    <style:style style:name="T67" style:family="text">
      <style:text-properties officeooo:rsid="00f5feab"/>
    </style:style>
    <style:style style:name="fr1"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Fitness Notes</text:p>
      <text:p text:style-name="P2"/>
      <text:p text:style-name="P5">Nutrition</text:p>
      <text:p text:style-name="P1"/>
      <text:list xml:id="list4477933753140583787" text:style-name="L1">
        <text:list-item>
          <text:p text:style-name="P33">The human body = energy convertor. It takes food <text:span text:style-name="T18">(</text:span><text:a xlink:type="simple" xlink:href="https://en.wikipedia.org/wiki/Food_energy" text:style-name="Internet_20_link" text:visited-style-name="Visited_20_Internet_20_Link"><text:span text:style-name="T18">food energy</text:span></text:a><text:span text:style-name="T18">)</text:span> → chemical reaction → chemical energy. This chemical energy <text:span text:style-name="T12">will be turned</text:span> into <text:span text:style-name="T8">heat</text:span> (<text:span text:style-name="T18">type of energy</text:span>), kinetic energy (movement) <text:span text:style-name="T1">or electric energy. The process is called cellular respiration – </text:span><text:a xlink:type="simple" xlink:href="https://en.wikipedia.org/wiki/Cellular_respiration" text:style-name="Internet_20_link" text:visited-style-name="Visited_20_Internet_20_Link"><text:span text:style-name="T1">1</text:span></text:a><text:span text:style-name="T1">, </text:span><text:a xlink:type="simple" xlink:href="https://www.youtube.com/watch?v=2f7YwCtHcgk" text:style-name="Internet_20_link" text:visited-style-name="Visited_20_Internet_20_Link"><text:span text:style-name="T1">2</text:span></text:a><text:span text:style-name="T1">.</text:span></text:p>
        </text:list-item>
      </text:list>
      <text:p text:style-name="P9"/>
      <text:list xml:id="list164354535847956" text:continue-numbering="true" text:style-name="L1">
        <text:list-item>
          <text:p text:style-name="P34">Fun fact: <text:span text:style-name="T18">for </text:span>the average <text:span text:style-name="T18">human, most of the energy the body produces is heat, the average value of </text:span>2,000 kcals you need <text:span text:style-name="T18">in a day comes from this.</text:span> <text:span text:style-name="T2">This needs refs</text:span>.</text:p>
        </text:list-item>
      </text:list>
      <text:p text:style-name="P9"/>
      <text:list xml:id="list164354608762955" text:continue-numbering="true" text:style-name="L1">
        <text:list-item>
          <text:p text:style-name="P33"><text:span text:style-name="T1">Energy for body without movement = </text:span><text:a xlink:type="simple" xlink:href="https://en.wikipedia.org/wiki/Basal_metabolic_rate" text:style-name="Internet_20_link" text:visited-style-name="Visited_20_Internet_20_Link"><text:span text:style-name="T1">basal metabolic rate</text:span></text:a><text:span text:style-name="T1"> (BMR). It depends on muscle mass, fat mass, height (h) and age (a). It is normally measured in kcal/day.</text:span></text:p>
        </text:list-item>
      </text:list>
      <text:p text:style-name="P9"/>
      <text:list xml:id="list164354378160602" text:continue-numbering="true" text:style-name="L1">
        <text:list-item>
          <text:p text:style-name="P35">The proportion of fat you have in your body is called body fat percentage (body fat %). It’s fat mass (kg) * 100 / total mass (kg). Body fat % dictates certain features on your body. <text:span text:style-name="T14">For example, for guys, the abs muscles will start showing somewhere in the range </text:span><text:a xlink:type="simple" xlink:href="https://www.healthline.com/health/body-fat-percentage-for-abs" text:style-name="Internet_20_link" text:visited-style-name="Visited_20_Internet_20_Link"><text:span text:style-name="T14">10 – 14%</text:span></text:a><text:span text:style-name="T14">.</text:span></text:p>
        </text:list-item>
      </text:list>
      <text:p text:style-name="P8"/>
      <text:list xml:id="list164353299345516" text:continue-numbering="true" text:style-name="L1">
        <text:list-item>
          <text:p text:style-name="P36">The BMR does depend on body fat %, muscles will require more calories to maintain than fat, even at rest (e.g. to heat up) – <text:a xlink:type="simple" xlink:href="https://www.webmd.com/diet/obesity/features/8-ways-to-burn-calories-and-fight-fat#1" text:style-name="Internet_20_link" text:visited-style-name="Visited_20_Internet_20_Link">10 pounds of muscle would burn 50 kcal in a day at rest, while 10 pounds of fat will only burn 20 kcal (less than half)</text:a>.</text:p>
        </text:list-item>
      </text:list>
      <text:p text:style-name="P15"/>
      <text:list xml:id="list164354186376182" text:continue-numbering="true" text:style-name="L1">
        <text:list-item>
          <text:p text:style-name="P37">Computing body fat % is not easy. One way would be to take a picture of you in the mirror and then look at how well defined your muscles are compared to people with known body fat % (for <text:a xlink:type="simple" xlink:href="https://www.builtlean.com/wp-content/uploads/2012/09/body-fat-photos-1.jpg" text:style-name="Internet_20_link" text:visited-style-name="Visited_20_Internet_20_Link">example</text:a>). There are better ways to compute body fat %, for example (going from most accurate to less accurate):</text:p>
          <text:list>
            <text:list-item>
              <text:p text:style-name="P39"><text:a xlink:type="simple" xlink:href="https://pubmed.ncbi.nlm.nih.gov/9655763/" text:style-name="Internet_20_link" text:visited-style-name="Visited_20_Internet_20_Link">Magnetic Resonance Imaging (MRI) and Computerized Tomography (CT)</text:a></text:p>
              <text:list>
                <text:list-item>
                  <text:p text:style-name="P39">this is not available to the public</text:p>
                </text:list-item>
                <text:list-item>
                  <text:p text:style-name="P39">needs more refs</text:p>
                </text:list-item>
              </text:list>
            </text:list-item>
            <text:list-item>
              <text:p text:style-name="P38"><text:s/><text:a xlink:type="simple" xlink:href="https://en.wikipedia.org/wiki/Dual-energy_X-ray_absorptiometry" text:style-name="Internet_20_link" text:visited-style-name="Visited_20_Internet_20_Link">Dual-energy X-ray absorptiometry (DEXA / </text:a><text:a xlink:type="simple" xlink:href="https://en.wikipedia.org/wiki/Dual-energy_X-ray_absorptiometry" text:style-name="Internet_20_link" text:visited-style-name="Visited_20_Internet_20_Link"><text:span text:style-name="T22">DXA</text:span></text:a><text:a xlink:type="simple" xlink:href="https://en.wikipedia.org/wiki/Dual-energy_X-ray_absorptiometry" text:style-name="Internet_20_link" text:visited-style-name="Visited_20_Internet_20_Link">)</text:a></text:p>
              <text:list>
                <text:list-item>
                  <text:p text:style-name="P41">this is an x-ray machine that scans your body</text:p>
                </text:list-item>
                <text:list-item>
                  <text:p text:style-name="P37">accurate <text:span text:style-name="T17">&amp; detailed (e.g. body fat % in left/right arm, around organs)</text:span></text:p>
                </text:list-item>
                <text:list-item>
                  <text:p text:style-name="P37">also measures bone density</text:p>
                </text:list-item>
                <text:list-item>
                  <text:p text:style-name="P43">it’s expensive</text:p>
                </text:list-item>
                <text:list-item>
                  <text:p text:style-name="P43">not possible anywhere in the world</text:p>
                </text:list-item>
                <text:list-item>
                  <text:p text:style-name="P40">can still have errors up to 10% compared to MRI scans <text:span text:style-name="T57">- </text:span><text:a xlink:type="simple" xlink:href="https://www.youtube.com/watch?v=2Gg4Jm5KS1Y" text:style-name="Internet_20_link" text:visited-style-name="Visited_20_Internet_20_Link">1</text:a> </text:p>
                </text:list-item>
                <text:list-item>
                  <text:p text:style-name="P43">in London you can do it at <text:a xlink:type="simple" xlink:href="https://www.bodyscanuk.com/" text:style-name="Internet_20_link" text:visited-style-name="Visited_20_Internet_20_Link">bodyscan</text:a> for £100+</text:p>
                </text:list-item>
              </text:list>
            </text:list-item>
            <text:list-item>
              <text:p text:style-name="P44"><text:a xlink:type="simple" xlink:href="https://en.wikipedia.org/wiki/Hydrostatic_weighing" text:style-name="Internet_20_link" text:visited-style-name="Visited_20_Internet_20_Link">Hydrostatic weighing</text:a></text:p>
              <text:list>
                <text:list-item>
                  <text:p text:style-name="P41">you step on a scale underwater</text:p>
                </text:list-item>
                <text:list-item>
                  <text:p text:style-name="P45">you look at <text:span text:style-name="T19">the amount of water displaced</text:span></text:p>
                </text:list-item>
                <text:list-item>
                  <text:p text:style-name="P42">you compute body density <text:span text:style-name="T19">(fat has different density than muscle)</text:span></text:p>
                </text:list-item>
                <text:list-item>
                  <text:p text:style-name="P42"><text:span text:style-name="T19">finally you</text:span> estimate body fat %</text:p>
                </text:list-item>
              </text:list>
            </text:list-item>
            <text:list-item>
              <text:p text:style-name="P46"><text:a xlink:type="simple" xlink:href="https://en.wikipedia.org/wiki/Air_displacement_plethysmography" text:style-name="Internet_20_link" text:visited-style-name="Visited_20_Internet_20_Link">Whole-body air displacement plethysmography</text:a></text:p>
              <text:list>
                <text:list-item>
                  <text:p text:style-name="P46">similar to hydrostatic weighing, but <text:span text:style-name="T20">this time </text:span>with air</text:p>
                </text:list-item>
                <text:list-item>
                  <text:p text:style-name="P46">you step inside a small capsule</text:p>
                </text:list-item>
                <text:list-item>
                  <text:p text:style-name="P47">apparently accuracy gets bad at the extremes – obese or very lean subjects</text:p>
                </text:list-item>
                <text:list-item>
                  <text:p text:style-name="P48"><text:span text:style-name="T21">example of such a capsule - </text:span><text:a xlink:type="simple" xlink:href="https://www.cosmed.com/en/products/body-composition/bod-pod" text:style-name="Internet_20_link" text:visited-style-name="Visited_20_Internet_20_Link">Bod Pod</text:a></text:p>
                </text:list-item>
              </text:list>
            </text:list-item>
            <text:list-item>
              <text:p text:style-name="P49"><text:a xlink:type="simple" xlink:href="https://en.wikipedia.org/wiki/Body_fat_percentage#Anthropometric_methods" text:style-name="Internet_20_link" text:visited-style-name="Visited_20_Internet_20_Link"><text:span text:style-name="T22">Skinfold methods</text:span></text:a></text:p>
              <text:list>
                <text:list-item>
                  <text:p text:style-name="P50"><text:soft-page-break/>use calipers or plicometer at various spots on the body</text:p>
                </text:list-item>
                <text:list-item>
                  <text:p text:style-name="P50">it tries to determine the thickness of the fat layer under the skin</text:p>
                </text:list-item>
                <text:list-item>
                  <text:p text:style-name="P50">based on measurements – you look at a table which tells you what body fat % you have</text:p>
                </text:list-item>
                <text:list-item>
                  <text:p text:style-name="P50">it’s best if you use a personal trainer (or someone with experience) to perform the calipers readings</text:p>
                </text:list-item>
              </text:list>
            </text:list-item>
            <text:list-item>
              <text:p text:style-name="P51"><text:a xlink:type="simple" xlink:href="https://en.wikipedia.org/wiki/Bioelectrical_impedance_analysis" text:style-name="Internet_20_link" text:visited-style-name="Visited_20_Internet_20_Link"><text:span text:style-name="T22">Bioelectrical impedance analysis</text:span></text:a></text:p>
              <text:list>
                <text:list-item>
                  <text:p text:style-name="P52">less accurate</text:p>
                </text:list-item>
                <text:list-item>
                  <text:p text:style-name="P52">a small electric current is sent through the body</text:p>
                </text:list-item>
                <text:list-item>
                  <text:p text:style-name="P53">the resistance is computed, which depends on body fat %</text:p>
                </text:list-item>
              </text:list>
            </text:list-item>
            <text:list-item>
              <text:p text:style-name="P54"><text:a xlink:type="simple" xlink:href="https://www.ncbi.nlm.nih.gov/pubmed/10147455" text:style-name="Internet_20_link" text:visited-style-name="Visited_20_Internet_20_Link">Near-infrared interactance</text:a></text:p>
              <text:list>
                <text:list-item>
                  <text:p text:style-name="P108">this needs more research</text:p>
                </text:list-item>
              </text:list>
            </text:list-item>
            <text:list-item>
              <text:p text:style-name="P55">Some scales claim to compute body fat % - <text:span text:style-name="T23">they might be accurate if you don’t train for muscles as they </text:span>only take into account age, sex, height &amp; weight. <text:span text:style-name="T23">I would not consider this a proper method to determine body fat %.</text:span></text:p>
            </text:list-item>
          </text:list>
        </text:list-item>
      </text:list>
      <text:p text:style-name="P8"/>
      <text:list xml:id="list164353119732428" text:continue-numbering="true" text:style-name="L1">
        <text:list-item>
          <text:p text:style-name="P56">Several formulas for computing BMR</text:p>
          <text:list>
            <text:list-item>
              <text:p text:style-name="P56"><text:a xlink:type="simple" xlink:href="https://en.wikipedia.org/wiki/Harris–Benedict_equation" text:style-name="Internet_20_link" text:visited-style-name="Visited_20_Internet_20_Link">Harris-Benedict</text:a> (1919) – only takes total mass into account (m) <text:span text:style-name="T58">and not body fat</text:span><text:line-break/><draw:frame draw:style-name="fr1" draw:name="Object1" text:anchor-type="as-char" svg:y="-0.377cm" svg:width="7.121cm" svg:height="0.467cm" draw:z-index="0"><draw:object xlink:href="./Object 1" xlink:type="simple" xlink:show="embed" xlink:actuate="onLoad"/><draw:image xlink:href="./ObjectReplacements/Object 1" xlink:type="simple" xlink:show="embed" xlink:actuate="onLoad"/></draw:frame></text:p>
              <text:p text:style-name="P56"/>
            </text:list-item>
            <text:list-item>
              <text:p text:style-name="P56"><text:a xlink:type="simple" xlink:href="https://en.wikipedia.org/wiki/Harris–Benedict_equation" text:style-name="Internet_20_link" text:visited-style-name="Visited_20_Internet_20_Link">Revised Harris-Benedict</text:a> (1984)</text:p>
              <text:p text:style-name="P56"><draw:frame draw:style-name="fr1" draw:name="Object2" text:anchor-type="as-char" svg:y="-0.377cm" svg:width="6.287cm" svg:height="0.467cm" draw:z-index="1"><draw:object xlink:href="./Object 2" xlink:type="simple" xlink:show="embed" xlink:actuate="onLoad"/><draw:image xlink:href="./ObjectReplacements/Object 2" xlink:type="simple" xlink:show="embed" xlink:actuate="onLoad"/></draw:frame></text:p>
              <text:p text:style-name="P56"/>
            </text:list-item>
            <text:list-item>
              <text:p text:style-name="P56"><text:a xlink:type="simple" xlink:href="https://en.wikipedia.org/wiki/Basal_metabolic_rate#BMR_estimation_formulas" text:style-name="Internet_20_link" text:visited-style-name="Visited_20_Internet_20_Link">Mifflin St Jeor</text:a></text:p>
              <text:p text:style-name="P56"><draw:frame draw:style-name="fr1" draw:name="Object3" text:anchor-type="as-char" svg:y="-0.377cm" svg:width="3.635cm" svg:height="0.469cm" draw:z-index="2"><draw:object xlink:href="./Object 3" xlink:type="simple" xlink:show="embed" xlink:actuate="onLoad"/><draw:image xlink:href="./ObjectReplacements/Object 3" xlink:type="simple" xlink:show="embed" xlink:actuate="onLoad"/></draw:frame><text:span text:style-name="T9">(for males)</text:span></text:p>
              <text:p text:style-name="P56"><draw:frame draw:style-name="fr1" draw:name="Object5" text:anchor-type="as-char" svg:y="-0.377cm" svg:width="4.112cm" svg:height="0.467cm" draw:z-index="4"><draw:object xlink:href="./Object 5" xlink:type="simple" xlink:show="embed" xlink:actuate="onLoad"/><draw:image xlink:href="./ObjectReplacements/Object 5" xlink:type="simple" xlink:show="embed" xlink:actuate="onLoad"/></draw:frame><text:span text:style-name="T9">(for females)</text:span></text:p>
              <text:p text:style-name="P56"/>
            </text:list-item>
            <text:list-item>
              <text:p text:style-name="P56"><text:a xlink:type="simple" xlink:href="https://en.wikipedia.org/wiki/Basal_metabolic_rate#BMR_estimation_formulas" text:style-name="Internet_20_link" text:visited-style-name="Visited_20_Internet_20_Link">Katch-McArdle</text:a> – takes body fat % (f) into account</text:p>
              <text:p text:style-name="P56"><draw:frame draw:style-name="fr1" draw:name="Object4" text:anchor-type="as-char" svg:y="-0.386cm" svg:width="4.704cm" svg:height="0.506cm" draw:z-index="3"><draw:object xlink:href="./Object 4" xlink:type="simple" xlink:show="embed" xlink:actuate="onLoad"/><draw:image xlink:href="./ObjectReplacements/Object 4" xlink:type="simple" xlink:show="embed" xlink:actuate="onLoad"/></draw:frame></text:p>
              <text:p text:style-name="P56"/>
            </text:list-item>
          </text:list>
        </text:list-item>
        <text:list-item>
          <text:p text:style-name="P57">Total daily energy expenditure (TDEE) = BMR + movement. I assume this <text:span text:style-name="T54">is </text:span>the entire energy you need, as the name suggests.</text:p>
        </text:list-item>
      </text:list>
      <text:p text:style-name="P10"/>
      <text:list xml:id="list164352825347881" text:continue-numbering="true" text:style-name="L1">
        <text:list-item>
          <text:p text:style-name="P58">Online calculator<text:span text:style-name="T10">s</text:span> for BMR (if you are too lazy to plug your values above)</text:p>
          <text:list>
            <text:list-item>
              <text:p text:style-name="P58"><text:a xlink:type="simple" xlink:href="https://www.myfitnesspal.com/tools/bmr-calculator" text:style-name="Internet_20_link" text:visited-style-name="Visited_20_Internet_20_Link">https://www.myfitnesspal.com/tools/bmr-calculator</text:a> </text:p>
            </text:list-item>
            <text:list-item>
              <text:p text:style-name="P58"><text:a xlink:type="simple" xlink:href="https://www.omnicalculator.com/health/bmr-katch-mcardle" text:style-name="Internet_20_link" text:visited-style-name="Visited_20_Internet_20_Link">https://www.omnicalculator.com/health/bmr-katch-mcardle</text:a> </text:p>
            </text:list-item>
            <text:list-item>
              <text:p text:style-name="P58"><text:a xlink:type="simple" xlink:href="https://www.bodyscanuk.com/body-composition-calculators.html" text:style-name="Internet_20_link" text:visited-style-name="Visited_20_Internet_20_Link">https://www.bodyscanuk.com/body-composition-calculators.html</text:a></text:p>
            </text:list-item>
            <text:list-item>
              <text:p text:style-name="P58"><text:a xlink:type="simple" xlink:href="https://www.iifym.com/bmr-calculator/" text:style-name="Internet_20_link" text:visited-style-name="Visited_20_Internet_20_Link">https://www.iifym.com/bmr-calculator/</text:a></text:p>
            </text:list-item>
          </text:list>
        </text:list-item>
      </text:list>
      <text:p text:style-name="P11"/>
      <text:list xml:id="list164352507592739" text:continue-numbering="true" text:style-name="L1">
        <text:list-item>
          <text:p text:style-name="P59">It’s also good to understand that it’s impossible to calculate exactly how <text:span text:style-name="T59">much energy</text:span> you burn in a day, but it’s good to have a starting point and adjust as you go along.</text:p>
        </text:list-item>
      </text:list>
      <text:p text:style-name="P11"/>
      <text:list xml:id="list164354408779204" text:continue-numbering="true" text:style-name="L1">
        <text:list-item>
          <text:p text:style-name="P60">You can think of TDEE as the amount of energy your body needs from food every day to be able to function properly and do everything else (movements). If you eat more than this value, the excess energy will be (partly) stored on your body either as fat or muscles. If you eat less than this, your body will have to go to fat and muscle deposits to get the energy from there.</text:p>
          <text:p text:style-name="P60"/>
        </text:list-item>
        <text:list-item>
          <text:p text:style-name="P60">Fat deposits: this is just food to be used in the days when you eat less than you should to be able to perform everything you do.</text:p>
          <text:p text:style-name="P60"><text:soft-page-break/></text:p>
        </text:list-item>
        <text:list-item>
          <text:p text:style-name="P60">Muscle deposits: food is stored as muscles when you damage them by performing tasks that require a lot of strength, when you almost fail to perform these tasks. This happens so next time you will perform the same tasks without coming close to failure. <text:span text:style-name="T11">However, if you eat less than you should the body will go to muscle deposits as well to get energy, making them smaller.</text:span></text:p>
        </text:list-item>
      </text:list>
      <text:p text:style-name="P12"/>
      <text:list xml:id="list164353243029602" text:continue-numbering="true" text:style-name="L1">
        <text:list-item>
          <text:p text:style-name="P61">Question: how does the body decide if it should go to fat or muscle stores, if you eat less than your TDEE? Intuition: if you keep damaging muscles while you eat less than you should, it will go mostly to fat stores (survival), otherwise it takes equally from both.</text:p>
        </text:list-item>
      </text:list>
      <text:p text:style-name="P13"/>
      <text:list xml:id="list164352842670103" text:continue-numbering="true" text:style-name="L1">
        <text:list-item>
          <text:p text:style-name="P62">Another interesting thing: if you eat less than you should for multiple days in a row, your body will start producing less heat, so your BMR will drop as well. This is called <text:a xlink:type="simple" xlink:href="https://www.ncbi.nlm.nih.gov/pmc/articles/PMC3673773/" text:style-name="Internet_20_link" text:visited-style-name="Visited_20_Internet_20_Link">adaptive thermogenesis</text:a>. The same happens if you eat more than you should, your body will produce more heat. This is what’s also referred to as fast/slow metabolism. <text:span text:style-name="T13">This is why it’s recommended to keep your kcal intake above your normal BMR even if you want to lose weight, and just do more movement/cardio to burn the fat/muscle stores.</text:span></text:p>
        </text:list-item>
      </text:list>
      <text:p text:style-name="P13"/>
      <text:list xml:id="list164352694702165" text:continue-numbering="true" text:style-name="L1">
        <text:list-item>
          <text:p text:style-name="P61">Question: if your body keeps adjusting the BMR based on how you eat, how do you manage to lose/gain weight? <text:span text:style-name="T13">Intuition: this adjustment is far from perfect and it needs time (was it 2 weeks to adjust metabolism?). Eating 1,000 kcals less than you need will maybe make your body drop by 500 kcal of heat, so it will still need to go to fat/muscle deposits.</text:span></text:p>
        </text:list-item>
      </text:list>
      <text:p text:style-name="P13"/>
      <text:list xml:id="list164353552915640" text:continue-numbering="true" text:style-name="L1">
        <text:list-item>
          <text:p text:style-name="P63">Interesting fact: doing movement forces your body to use energy, either from what you just ate or food deposits. Doing exercises, especially on empty stomach will force your body to use food deposits no matter what your BMR is. <text:span text:style-name="T15">Not eating in the morning so your body uses fat deposits is sometimes used in </text:span><text:a xlink:type="simple" xlink:href="https://en.wikipedia.org/wiki/Intermittent_fasting" text:style-name="Internet_20_link" text:visited-style-name="Visited_20_Internet_20_Link"><text:span text:style-name="T15">intermittent fasting</text:span></text:a><text:span text:style-name="T15">. I would not recommend fasting if you want to build muscles. You need protein in the morning to support the muscle protein synthesis as described in this </text:span><text:a xlink:type="simple" xlink:href="https://www.youtube.com/watch?v=cMZ8Ijq-6Do" text:style-name="Internet_20_link" text:visited-style-name="Visited_20_Internet_20_Link"><text:span text:style-name="T15">video</text:span></text:a><text:span text:style-name="T15">.</text:span></text:p>
        </text:list-item>
      </text:list>
      <text:p text:style-name="P14"/>
      <text:list xml:id="list164352666420566" text:continue-numbering="true" text:style-name="L1">
        <text:list-item>
          <text:p text:style-name="P64">Food usually consists of 3 main nutrients (also called macronutrients): fats, proteins and carbohydrates. These will dictate how many kcal a type of food has. For example, 100g of brown cooked rice will have 0.9g of fat (8.1 kcal), 23g of carbohydrate (92 kcal) and 2.6g of protein (10.4) resulting in 110.5 kcal. <text:a xlink:type="simple" xlink:href="https://www.nal.usda.gov/fnic/how-many-calories-are-one-gram-fat-carbohydrate-or-protein" text:style-name="Internet_20_link" text:visited-style-name="Visited_20_Internet_20_Link"><text:span text:style-name="T16">For reference, 1g of carbs has 4kcal, 1g of protein 4kcal and 1g of fat 9kcal</text:span></text:a><text:span text:style-name="T16">.</text:span></text:p>
        </text:list-item>
      </text:list>
      <text:p text:style-name="P16"/>
      <text:list xml:id="list164354062295280" text:continue-numbering="true" text:style-name="L1">
        <text:list-item>
          <text:p text:style-name="P65">Normally it doesn’t matter how you get your kcal every day (e.g. from fat/carbs/protein) as long as you hit your kcal goal (<text:span text:style-name="T55">however </text:span>it’s considered healthy to have a good balance). <text:span text:style-name="T56">I</text:span>f you train to build muscles you will need to hit a certain value for the protein intake, since they are needed for <text:a xlink:type="simple" xlink:href="https://dspace.stir.ac.uk/bitstream/1893/7628/1/896.pdf" text:style-name="Internet_20_link" text:visited-style-name="Visited_20_Internet_20_Link">muscle growth</text:a>. <text:a xlink:type="simple" xlink:href="https://www.healthline.com/nutrition/how-much-protein-per-day" text:style-name="Internet_20_link" text:visited-style-name="Visited_20_Internet_20_Link">A common recommendation for building muscles is to eat 1g of protein per pound of body weight, or 2.2g per kg</text:a>. For example, if you weight 70kg you should eat 154g of protein every day.</text:p>
        </text:list-item>
      </text:list>
      <text:p text:style-name="P17"/>
      <text:list xml:id="list164352642704708" text:continue-numbering="true" text:style-name="L1">
        <text:list-item>
          <text:p text:style-name="P66">There are several popular macro splits that people use, for example <text:a xlink:type="simple" xlink:href="https://www.healthline.com/nutrition/zone-diet" text:style-name="Internet_20_link" text:visited-style-name="Visited_20_Internet_20_Link">the zone diet</text:a> – 40% carbs, 30% fat and 30% protein. As far as I know the splits are based on mass and not on kcal (<text:span text:style-name="T2">this needs research</text:span>). For example if you need to eat 2,000kcal a day and want to follow the zone diet, this would mean <text:span text:style-name="T27">145.5g of carbs (582kcal), 109g of fat (981kcal) and 109g of protein (436kcal).</text:span></text:p>
        </text:list-item>
      </text:list>
      <text:p text:style-name="P21"/>
      <text:list xml:id="list164352721808038" text:continue-numbering="true" text:style-name="L1">
        <text:list-item>
          <text:p text:style-name="P67">If you use a calculator or app to track grams and proportions of carbs/fat/protein then you should be good to go. However, if you want to use your own custom values and plan ahead (e.g. meal prep) then it’s easy to compute how many grams you need from the split and total <text:soft-page-break/>calorie intake. Assuming c is the percentage of carbs, f of fat and p of protein (e.g. c = 40% = 0.4, f = 0.3, p = 0.3) and T is the total calorie intake (e.g. 2,000), then you have</text:p>
        </text:list-item>
      </text:list>
      <text:p text:style-name="P22"/>
      <text:p text:style-name="P22"><text:tab/><draw:frame draw:style-name="fr1" draw:name="Object6" text:anchor-type="as-char" svg:y="-0.619cm" svg:width="5.517cm" svg:height="0.998cm" draw:z-index="5"><draw:object xlink:href="./Object 6" xlink:type="simple" xlink:show="embed" xlink:actuate="onLoad"/><draw:image xlink:href="./ObjectReplacements/Object 6" xlink:type="simple" xlink:show="embed" xlink:actuate="onLoad"/></draw:frame></text:p>
      <text:p text:style-name="P22"><text:tab/><draw:frame draw:style-name="fr1" draw:name="Object7" text:anchor-type="as-char" svg:y="-0.619cm" svg:width="5.045cm" svg:height="0.998cm" draw:z-index="6"><draw:object xlink:href="./Object 7" xlink:type="simple" xlink:show="embed" xlink:actuate="onLoad"/><draw:image xlink:href="./ObjectReplacements/Object 7" xlink:type="simple" xlink:show="embed" xlink:actuate="onLoad"/></draw:frame></text:p>
      <text:p text:style-name="P17"><text:tab/><draw:frame draw:style-name="fr1" draw:name="Object8" text:anchor-type="as-char" svg:y="-0.619cm" svg:width="5.868cm" svg:height="0.998cm" draw:z-index="7"><draw:object xlink:href="./Object 8" xlink:type="simple" xlink:show="embed" xlink:actuate="onLoad"/><draw:image xlink:href="./ObjectReplacements/Object 8" xlink:type="simple" xlink:show="embed" xlink:actuate="onLoad"/></draw:frame></text:p>
      <text:p text:style-name="P17"/>
      <text:p text:style-name="P17"><text:tab/><text:span text:style-name="T28">So for our previous example </text:span><text:span text:style-name="T28"><draw:frame draw:style-name="fr1" draw:name="Object9" text:anchor-type="as-char" svg:y="-0.377cm" svg:width="6.851cm" svg:height="0.467cm" draw:z-index="8"><draw:object xlink:href="./Object 9" xlink:type="simple" xlink:show="embed" xlink:actuate="onLoad"/><draw:image xlink:href="./ObjectReplacements/Object 9" xlink:type="simple" xlink:show="embed" xlink:actuate="onLoad"/></draw:frame></text:span></text:p>
      <text:p text:style-name="P18"><text:tab/><text:span text:style-name="T29">This means </text:span></text:p>
      <text:p text:style-name="P18"><text:span text:style-name="T29"><text:tab/></text:span><text:span text:style-name="T29"><draw:frame draw:style-name="fr1" draw:name="Object10" text:anchor-type="as-char" svg:y="-0.386cm" svg:width="6.941cm" svg:height="0.506cm" draw:z-index="9"><draw:object xlink:href="./Object 10" xlink:type="simple" xlink:show="embed" xlink:actuate="onLoad"/><draw:image xlink:href="./ObjectReplacements/Object 10" xlink:type="simple" xlink:show="embed" xlink:actuate="onLoad"/></draw:frame></text:span></text:p>
      <text:p text:style-name="P18"><text:span text:style-name="T29"><text:tab/></text:span><text:span text:style-name="T29"><draw:frame draw:style-name="fr1" draw:name="Object11" text:anchor-type="as-char" svg:y="-0.386cm" svg:width="6.161cm" svg:height="0.51cm" draw:z-index="10"><draw:object xlink:href="./Object 11" xlink:type="simple" xlink:show="embed" xlink:actuate="onLoad"/><draw:image xlink:href="./ObjectReplacements/Object 11" xlink:type="simple" xlink:show="embed" xlink:actuate="onLoad"/><svg:desc>formula</svg:desc></draw:frame></text:span></text:p>
      <text:p text:style-name="P18"><text:span text:style-name="T29"><text:tab/></text:span><text:span text:style-name="T29"><draw:frame draw:style-name="fr1" draw:name="Object12" text:anchor-type="as-char" svg:y="-0.386cm" svg:width="6.161cm" svg:height="0.51cm" draw:z-index="11"><draw:object xlink:href="./Object 12" xlink:type="simple" xlink:show="embed" xlink:actuate="onLoad"/><draw:image xlink:href="./ObjectReplacements/Object 12" xlink:type="simple" xlink:show="embed" xlink:actuate="onLoad"/><svg:desc>formula</svg:desc></draw:frame></text:span><text:span text:style-name="T29"><text:tab/><text:tab/><text:tab/><text:tab/> </text:span></text:p>
      <text:p text:style-name="P17"/>
      <text:list xml:id="list2623744787450871402" text:style-name="L2">
        <text:list-item>
          <text:p text:style-name="P68">At the end of the day you should use a macro split that works well with you and your body can take. Some people like carbs more, others like fat more. <text:span text:style-name="T30">There’s also articles and websites out there that give you advice on this – </text:span><text:a xlink:type="simple" xlink:href="https://www.healthline.com/nutrition/best-macronutrient-ratio" text:style-name="Internet_20_link" text:visited-style-name="Visited_20_Internet_20_Link"><text:span text:style-name="T30">1</text:span></text:a><text:span text:style-name="T30">, </text:span><text:a xlink:type="simple" xlink:href="https://www.healthline.com/nutrition/iifym-guide" text:style-name="Internet_20_link" text:visited-style-name="Visited_20_Internet_20_Link"><text:span text:style-name="T30">2</text:span></text:a><text:span text:style-name="T30">, </text:span><text:a xlink:type="simple" xlink:href="https://www.iifym.com/" text:style-name="Internet_20_link" text:visited-style-name="Visited_20_Internet_20_Link"><text:span text:style-name="T30">3</text:span></text:a><text:span text:style-name="T30">, </text:span><text:a xlink:type="simple" xlink:href="https://www.youtube.com/watch?v=ssmJ50HRTp8" text:style-name="Internet_20_link" text:visited-style-name="Visited_20_Internet_20_Link"><text:span text:style-name="T30">4</text:span></text:a><text:span text:style-name="T30">.</text:span></text:p>
        </text:list-item>
      </text:list>
      <text:p text:style-name="P17"/>
      <text:list xml:id="list164352901285720" text:continue-list="list164352721808038" text:style-name="L1">
        <text:list-item>
          <text:p text:style-name="P69">I personally call all the movement you do in a day (like walking, running, cycling, basically any kinetic energy) cardio. These type of exercises are also referred to as <text:a xlink:type="simple" xlink:href="https://en.wikipedia.org/wiki/Aerobic_exercise" text:style-name="Internet_20_link" text:visited-style-name="Visited_20_Internet_20_Link">aerobic exercises</text:a>.</text:p>
        </text:list-item>
      </text:list>
      <text:p text:style-name="P17"/>
      <text:list xml:id="list164354170321774" text:continue-numbering="true" text:style-name="L1">
        <text:list-item>
          <text:p text:style-name="P70">To lose weight you need to eat less than your TDEE / BMR + cardio in a day. To gain weight you need to eat more than your TDEE. <text:span text:style-name="T25">This is true for both fat and muscles, the excess food you eat will end up storing on your body as muscles, given you damage your muscles by doing exercise and eat enough protein. This phase is usually called the bulking phase in bodybuilding. However, since the body is not optimal at storing muscles only, you will end up storing fat as well. That’s why there is also a cutting phase, when you eat less than your TDEE, trying to maintain as much muscle mass as possible, while losing all the fat. For this to happen you have to keep exercising and damaging your muscles while cutting, with the proper nutrition.</text:span></text:p>
        </text:list-item>
      </text:list>
      <text:p text:style-name="P19"/>
      <text:list xml:id="list164354002490360" text:continue-numbering="true" text:style-name="L1">
        <text:list-item>
          <text:p text:style-name="P72">For a “lean” bulk (gaining as little fat as possible) it’s usually recommend to eat 10 – 20% more than your TDEE. For example, if your TDEE is 2,500 you should eat 2,750 – 3,000 kcal a day. <text:span text:style-name="T32">The same holds true for a cutting phase where you keep most of your muscles, you should eat 10 – 20% less so 2,000 – 2,250 kcal. Refs – </text:span><text:a xlink:type="simple" xlink:href="https://www.youtube.com/watch?v=rCdba0UPTMk" text:style-name="Internet_20_link" text:visited-style-name="Visited_20_Internet_20_Link"><text:span text:style-name="T32">1</text:span></text:a><text:span text:style-name="T32">, </text:span><text:a xlink:type="simple" xlink:href="https://www.fitbod.me/blog/calories-and-macros-for-bulking" text:style-name="Internet_20_link" text:visited-style-name="Visited_20_Internet_20_Link"><text:span text:style-name="T32">2</text:span></text:a><text:span text:style-name="T32">, </text:span><text:a xlink:type="simple" xlink:href="https://us.myprotein.com/thezone/nutrition/the-lean-bulk-how-to-minimize-fat-gain-while-bulking/" text:style-name="Internet_20_link" text:visited-style-name="Visited_20_Internet_20_Link"><text:span text:style-name="T32">3</text:span></text:a><text:span text:style-name="T32">, </text:span><text:a xlink:type="simple" xlink:href="https://www.youtube.com/watch?v=Ci3qXtNFU_w" text:style-name="Internet_20_link" text:visited-style-name="Visited_20_Internet_20_Link"><text:span text:style-name="T32">4</text:span></text:a><text:span text:style-name="T32">.</text:span></text:p>
          <text:p text:style-name="P72"/>
        </text:list-item>
        <text:list-item>
          <text:p text:style-name="P74">If you eat more than 10 – 20% then it’s considered a “dirty” bulk. Dirty bulks also work (and a lot of people do them), in fact you usually gain strength faster on a dirty bulk than on a lean one, but you also gain more fat which will cover up the muscles. If looking good is your goal, you’ll need to lose this fat at some point, which takes time and is not pleasant.</text:p>
          <text:p text:style-name="P73"/>
        </text:list-item>
        <text:list-item>
          <text:p text:style-name="P73"><text:span text:style-name="T32">A clear example where eating more = gain more strength are the strongman competitions. </text:span><text:a xlink:type="simple" xlink:href="https://en.wikipedia.org/wiki/Strongman_(strength_athlete)" text:style-name="Internet_20_link" text:visited-style-name="Visited_20_Internet_20_Link"><text:span text:style-name="T32">Strongman</text:span></text:a><text:span text:style-name="T32"> are people that compete to have the most strength (e.g. most weight to lift off the ground). Their purpose is to gain strength as fast as possible while not caring about their looks so they end up having these diets with 10,000+ kcal a day (for example </text:span><text:a xlink:type="simple" xlink:href="https://www.youtube.com/watch?v=NQD89A7L0So" text:style-name="Internet_20_link" text:visited-style-name="Visited_20_Internet_20_Link"><text:span text:style-name="T32">Brian Shaw</text:span></text:a><text:span text:style-name="T32">, who won </text:span><text:a xlink:type="simple" xlink:href="https://en.wikipedia.org/wiki/World's_Strongest_Man" text:style-name="Internet_20_link" text:visited-style-name="Visited_20_Internet_20_Link"><text:span text:style-name="T32">World’s Strongest Man</text:span></text:a><text:span text:style-name="T32"> 4 times).</text:span></text:p>
          <text:p text:style-name="P72"/>
        </text:list-item>
        <text:list-item>
          <text:p text:style-name="P75">The only problem I have with dirty bulks is that you stop looking good <text:span text:style-name="T33">while on the bulk and this is one of the reasons I do bodybuilding in the first place. What point does it make to </text:span><text:soft-page-break/><text:span text:style-name="T33">only look good at the end of a cut for a few weeks when you can look good all the time? Also, gaining size too fast might give you </text:span><text:a xlink:type="simple" xlink:href="https://www.bodybuilding.com/content/stretchmark-maintenance.html" text:style-name="Internet_20_link" text:visited-style-name="Visited_20_Internet_20_Link"><text:span text:style-name="T33">stretch marks</text:span></text:a><text:span text:style-name="T33">. Another problem is that forcing myself to eat a huge amount of food every day makes me feel miserable.</text:span></text:p>
        </text:list-item>
      </text:list>
      <text:p text:style-name="P20"/>
      <text:list xml:id="list164353354357876" text:continue-numbering="true" text:style-name="L1">
        <text:list-item>
          <text:p text:style-name="P76">When going from a cutting phase to a bulking phase (e.g. going from 2,000kcal to 4,000kcal) there should be a transition period where you slowly increase your intake, otherwise your body might end up storing a lot of fat, <text:span text:style-name="T31">not to mention it will feel bad to force yourself to eat this much. </text:span><text:span text:style-name="T4">This needs more documentation on how to increase intake</text:span><text:span text:style-name="T31">. There are several articles about this – </text:span><text:a xlink:type="simple" xlink:href="https://www.ironbuiltfitness.com/transition-from-cutting-to-bulking" text:style-name="Internet_20_link" text:visited-style-name="Visited_20_Internet_20_Link"><text:span text:style-name="T31">1</text:span></text:a><text:span text:style-name="T31">, </text:span><text:a xlink:type="simple" xlink:href="https://seannal.com/articles/nutrition/cutting-to-bulking-transition.php" text:style-name="Internet_20_link" text:visited-style-name="Visited_20_Internet_20_Link"><text:span text:style-name="T31">2</text:span></text:a><text:span text:style-name="T31">.</text:span></text:p>
        </text:list-item>
      </text:list>
      <text:p text:style-name="P20"/>
      <text:list xml:id="list164352632811991" text:continue-numbering="true" text:style-name="L1">
        <text:list-item>
          <text:p text:style-name="P77">A common rule I saw is that for each 4 months of lean bulk, you’d need 1 month of cutting to get in shape. This obviously depends on a lot of factors and not always true, I would use it just for time estimates. You will obviously cut until you reach the body fat % you desire.</text:p>
        </text:list-item>
      </text:list>
      <text:p text:style-name="P20"/>
      <text:list xml:id="list164353485302757" text:continue-numbering="true" text:style-name="L1">
        <text:list-item>
          <text:p text:style-name="P71"><text:span text:style-name="T24">There are opinions that just eating your TDEE you can still gain muscles and burn fat at the same time (</text:span><text:a xlink:type="simple" xlink:href="https://www.healthline.com/nutrition/body-recomposition#how-it-works" text:style-name="Internet_20_link" text:visited-style-name="Visited_20_Internet_20_Link"><text:span text:style-name="T24">body recomposition</text:span></text:a><text:span text:style-name="T24">, </text:span><text:a xlink:type="simple" xlink:href="https://www.youtube.com/watch?v=xl0ZNFcvuJI" text:style-name="Internet_20_link" text:visited-style-name="Visited_20_Internet_20_Link"><text:span text:style-name="T24">video 1</text:span></text:a><text:span text:style-name="T24">, </text:span><text:a xlink:type="simple" xlink:href="https://www.youtube.com/watch?v=DjEnkzhz5T4" text:style-name="Internet_20_link" text:visited-style-name="Visited_20_Internet_20_Link"><text:span text:style-name="T24">video 2</text:span></text:a><text:span text:style-name="T24">), however these are highly controversial and not considered optimal for building muscles. Since the body can’t turn fat deposits into muscle deposits this would mean that some of the food you eat gets stored as muscle while fat from deposits is used for other things such as heat. I did experience strength increase while cutting myself, but this happened after a time off of gym. </text:span><text:span text:style-name="T3">These needs refs</text:span><text:span text:style-name="T24">. </text:span></text:p>
        </text:list-item>
      </text:list>
      <text:p text:style-name="P20"/>
      <text:list xml:id="list164352948941380" text:continue-numbering="true" text:style-name="L1">
        <text:list-item>
          <text:p text:style-name="P78">If you just want to lose weight without building muscles, I would recommend to still hit your BMR value and do extra cardio to be at a deficit (your TDEE will be higher than your intake). This is so you don’t mess up your thermogenesis. <text:span text:style-name="T34">It also felt like the only sustainable solution to me, not eating enough makes you feel tired and dizzy throughout the day, while a diet where I was eating 2,000kcal a day and doing extra cardio didn’t make my life harder and I could’ve done it forever.</text:span></text:p>
        </text:list-item>
      </text:list>
      <text:p text:style-name="P23"/>
      <text:list xml:id="list164352707839939" text:continue-numbering="true" text:style-name="L1">
        <text:list-item>
          <text:p text:style-name="P79">From experience it’s really important to track everything – estimating caloric intake could lead to big errors and tracking weight is a huge motivation boost for me. This is what makes the difference for me between sticking to my diet and not.</text:p>
        </text:list-item>
      </text:list>
      <text:p text:style-name="P23"/>
      <text:list xml:id="list164353323037109" text:continue-numbering="true" text:style-name="L1">
        <text:list-item>
          <text:p text:style-name="P82">Supplements: if you just want to stay fit you don’t need any. If you want to build and maintain muscles, some supplements are believed to make a difference. <text:span text:style-name="T61">Many bodybuilders believe you can do just fine without any supplements, these will give you just a small advantage. In some cases you might start experiencing problems, for example a lot of people struggle with recovery or joint pain after workouts. In this case you might want to look into supplements that help you with this like </text:span><text:a xlink:type="simple" xlink:href="https://pubmed.ncbi.nlm.nih.gov/25811544/" text:style-name="Internet_20_link" text:visited-style-name="Visited_20_Internet_20_Link"><text:span text:style-name="T61">glutamine</text:span></text:a><text:span text:style-name="T61">, </text:span><text:a xlink:type="simple" xlink:href="https://www.healthline.com/nutrition/glucosamine" text:style-name="Internet_20_link" text:visited-style-name="Visited_20_Internet_20_Link"><text:span text:style-name="T61">glucosamine chondroitin</text:span></text:a><text:span text:style-name="T61">, </text:span><text:a xlink:type="simple" xlink:href="https://www.healthline.com/nutrition/17-health-benefits-of-omega-3" text:style-name="Internet_20_link" text:visited-style-name="Visited_20_Internet_20_Link"><text:span text:style-name="T61">omega 3</text:span></text:a><text:span text:style-name="T61"> etc. </text:span>Normally people recommend using <text:a xlink:type="simple" xlink:href="https://en.wikipedia.org/wiki/Branched-chain_amino_acid" text:style-name="Internet_20_link" text:visited-style-name="Visited_20_Internet_20_Link">branched-chain amino acids</text:a> (BCAA), <text:a xlink:type="simple" xlink:href="https://en.wikipedia.org/wiki/Creatine" text:style-name="Internet_20_link" text:visited-style-name="Visited_20_Internet_20_Link">creatine</text:a> and maybe <text:a xlink:type="simple" xlink:href="https://en.wikipedia.org/wiki/Glutamine" text:style-name="Internet_20_link" text:visited-style-name="Visited_20_Internet_20_Link">glutamine</text:a> supplements –<text:span text:style-name="T60"> </text:span><text:a xlink:type="simple" xlink:href="https://www.youtube.com/watch?v=6Xj1MNJK-iA" text:style-name="Internet_20_link" text:visited-style-name="Visited_20_Internet_20_Link"><text:span text:style-name="T60">1</text:span></text:a><text:span text:style-name="T60">, </text:span><text:a xlink:type="simple" xlink:href="https://www.youtube.com/watch?v=wOFezpjdM30" text:style-name="Internet_20_link" text:visited-style-name="Visited_20_Internet_20_Link"><text:span text:style-name="T60">2</text:span></text:a><text:span text:style-name="T60">, </text:span><text:a xlink:type="simple" xlink:href="https://www.youtube.com/watch?v=Css5p_GOQ98" text:style-name="Internet_20_link" text:visited-style-name="Visited_20_Internet_20_Link"><text:span text:style-name="T60">3</text:span></text:a><text:span text:style-name="T60">, </text:span><text:a xlink:type="simple" xlink:href="https://www.youtube.com/watch?v=V9Ee1jc5P_4" text:style-name="Internet_20_link" text:visited-style-name="Visited_20_Internet_20_Link"><text:span text:style-name="T60">4</text:span></text:a><text:span text:style-name="T60">, </text:span><text:a xlink:type="simple" xlink:href="https://www.youtube.com/watch?v=TK7iVTo5u1A" text:style-name="Internet_20_link" text:visited-style-name="Visited_20_Internet_20_Link"><text:span text:style-name="T60">5</text:span></text:a><text:span text:style-name="T60">.</text:span></text:p>
        </text:list-item>
      </text:list>
      <text:p text:style-name="P85"/>
      <text:list xml:id="list164353911404231" text:continue-numbering="true" text:style-name="L1">
        <text:list-item>
          <text:p text:style-name="P106">Protein powder – <text:span text:style-name="T62">this is powder that you normally mix with water or milk to make a protein shake. It has a high protein content and it’s useful if you struggle to reach your protein goal from normal food. It also gives you the freedom to cook foods that are high in protein (e.g. </text:span><text:a xlink:type="simple" xlink:href="https://www.youtube.com/watch?v=fykFbAH1Z_U" text:style-name="Internet_20_link" text:visited-style-name="Visited_20_Internet_20_Link"><text:span text:style-name="T62">protein pancakes</text:span></text:a><text:span text:style-name="T62">). There’s a lot of types of protein powders (e.g. whey, casein etc). Whey protein is fastest one to be absorbed by your body and I find this useful to consume in the morning to support muscle protein synthesis – since you wake up on empty stomach your body doesn’t have any protein to keep repairing muscles, so you should eat proteins that are absorbed relatively fast. Depending on what type of protein powder you purchase, it may contain certain types of proteins such as BCAA or glutamine, make sure to read the label.</text:span></text:p>
        </text:list-item>
      </text:list>
      <text:p text:style-name="P85"/>
      <text:list xml:id="list164353241800674" text:continue-numbering="true" text:style-name="L1">
        <text:list-item>
          <text:p text:style-name="P83"><text:soft-page-break/>BCAA<text:span text:style-name="T63">s</text:span> are a type of protein that helps with muscle growth. <text:span text:style-name="T64">Some people say they are the best type of protein for muscle repair – for </text:span><text:a xlink:type="simple" xlink:href="https://us.myprotein.com/thezone/supplements/bcaa-vs-protein-which-should-you-take/" text:style-name="Internet_20_link" text:visited-style-name="Visited_20_Internet_20_Link"><text:span text:style-name="T64">example</text:span></text:a><text:span text:style-name="T64">. You can find BCAA in foods such as eggs, milk, beef etc. Having more BCAAs, for example from protein powder might help with better muscle recovery. The amount of BCAA you should take depends on how much protein you already get in a day. Normally you buy protein powder (e.g. from </text:span><text:a xlink:type="simple" xlink:href="https://www.amazon.co.uk/Optimum-Nutrition-Standard-Protein-Glutamine/dp/B002DYIZH6/" text:style-name="Internet_20_link" text:visited-style-name="Visited_20_Internet_20_Link"><text:span text:style-name="T64">Optimum Nutrition</text:span></text:a><text:span text:style-name="T64">) that has BCAA and you take 1 scoop every day in your protein shake, for example after workout. This protein powder will also contain glutamine so you don’t have to worry about that either.</text:span></text:p>
          <text:p text:style-name="P83"/>
        </text:list-item>
        <text:list-item>
          <text:p text:style-name="P84"><text:span text:style-name="T64">Creatine – this is a supplement that comes either in powder or pills form. It helps you perform better in the gym, having more strength and gaining more muscles – </text:span><text:a xlink:type="simple" xlink:href="https://www.healthline.com/nutrition/what-is-creatine" text:style-name="Internet_20_link" text:visited-style-name="Visited_20_Internet_20_Link"><text:span text:style-name="T64">1</text:span></text:a><text:span text:style-name="T64">. You can get it from various types of meats such as tuna, steak etc. However it is believed that the amount you get from food is too low and supplements are needed. The amount of creatine you need in a day is 3 – 5g. I would take it after exercise with my protein shake – see </text:span><text:a xlink:type="simple" xlink:href="https://www.healthline.com/nutrition/best-time-for-creatine" text:style-name="Internet_20_link" text:visited-style-name="Visited_20_Internet_20_Link"><text:span text:style-name="T64">this</text:span></text:a><text:span text:style-name="T64"> for more info on when to take it. It is also believed it takes around 2 weeks to see the effect of creatine, and since people want to see the effects faster they do something called </text:span><text:a xlink:type="simple" xlink:href="https://www.healthline.com/nutrition/creatine-loading-phase" text:style-name="Internet_20_link" text:visited-style-name="Visited_20_Internet_20_Link"><text:span text:style-name="T64">creatine loading</text:span></text:a><text:span text:style-name="T64"> – taking 20g of creatine every day for 5-7 days, then going back to 3g. Working out without creatine is perfectly fine, the extra advantage you get is really small but people do whatever it takes to gain even a small advantage.</text:span></text:p>
          <text:p text:style-name="P84"/>
        </text:list-item>
        <text:list-item>
          <text:p text:style-name="P84"><text:span text:style-name="T64">As a side note, creatine was linked to hair loss in a </text:span><text:a xlink:type="simple" xlink:href="https://www.ncbi.nlm.nih.gov/pubmed/19741313" text:style-name="Internet_20_link" text:visited-style-name="Visited_20_Internet_20_Link"><text:span text:style-name="T64">research paper</text:span></text:a><text:span text:style-name="T64">. There’s also research papers stating it has nothing to do with hair loss (</text:span><text:span text:style-name="T65">directly or indirectly</text:span><text:span text:style-name="T64">) – e.g. see </text:span><text:a xlink:type="simple" xlink:href="https://www.youtube.com/watch?v=NgcfEMu_WSE" text:style-name="Internet_20_link" text:visited-style-name="Visited_20_Internet_20_Link"><text:span text:style-name="T64">video</text:span></text:a><text:span text:style-name="T64">. However, bodybuilding in general increases the amount of testosterone (the male hormone) the body produces, which increases hair loss for men. </text:span><text:a xlink:type="simple" xlink:href="https://en.wikipedia.org/wiki/Dihydrotestosterone" text:style-name="Internet_20_link" text:visited-style-name="Visited_20_Internet_20_Link"><text:span text:style-name="T64">Dihydrotestosterone</text:span></text:a><text:span text:style-name="T64"> (DHT) which is produced in the body from testosterone is known to bind to hair follicles which ultimately leads to their deaths. There are different solutions to this, like </text:span><text:a xlink:type="simple" xlink:href="https://en.wikipedia.org/wiki/Minoxidil" text:style-name="Internet_20_link" text:visited-style-name="Visited_20_Internet_20_Link"><text:span text:style-name="T64">Minoxidil</text:span></text:a><text:span text:style-name="T64"> which is applied on the scalp to fight DHT, or </text:span><text:a xlink:type="simple" xlink:href="https://en.wikipedia.org/wiki/Finasteride" text:style-name="Internet_20_link" text:visited-style-name="Visited_20_Internet_20_Link"><text:span text:style-name="T64">Finasteride</text:span></text:a><text:span text:style-name="T64"> which is a pill you take. You can read more about DHT and possible solutions in this </text:span><text:a xlink:type="simple" xlink:href="https://www.healthline.com/health/dht" text:style-name="Internet_20_link" text:visited-style-name="Visited_20_Internet_20_Link"><text:span text:style-name="T64">article</text:span></text:a><text:span text:style-name="T64">. I would suggest visiting a hair loss specialist before taking anything.</text:span></text:p>
        </text:list-item>
      </text:list>
      <text:p text:style-name="P24"/>
      <text:list xml:id="list164354524039347" text:continue-numbering="true" text:style-name="L1">
        <text:list-item>
          <text:p text:style-name="P86">There is a bunch of other supplements that people use (like multivitamins), not sure which ones work or not. <text:span text:style-name="T43">There is a website that claims to help with info on supplements – </text:span><text:a xlink:type="simple" xlink:href="https://examine.com/" text:style-name="Internet_20_link" text:visited-style-name="Visited_20_Internet_20_Link"><text:span text:style-name="T43">examine.com</text:span></text:a><text:span text:style-name="T43">.</text:span></text:p>
          <text:p text:style-name="P80"/>
        </text:list-item>
        <text:list-item>
          <text:p text:style-name="P81">I haven’t noticed <text:span text:style-name="T35">supplements having </text:span>big <text:span text:style-name="T39">impact</text:span> on me but I’ve never tested this properly. <text:span text:style-name="T66">I personally take </text:span><text:a xlink:type="simple" xlink:href="https://www.amazon.co.uk/BULK-POWDERS-Protein-Isolate-Vanilla/dp/B00SP30KTU/" text:style-name="Internet_20_link" text:visited-style-name="Visited_20_Internet_20_Link"><text:span text:style-name="T66">whey protein powder</text:span></text:a><text:span text:style-name="T66"> in the morning and after gym. After gym I mix it with </text:span><text:a xlink:type="simple" xlink:href="https://www.amazon.co.uk/BULK-POWDERS-Creatine-Monohydrate-Unflavoured/dp/B00IZD28QS/" text:style-name="Internet_20_link" text:visited-style-name="Visited_20_Internet_20_Link"><text:span text:style-name="T66">creatine powder</text:span></text:a><text:span text:style-name="T66">, milk and sometimes frozen raspberries/blueberries to make </text:span><text:a xlink:type="simple" xlink:href="https://www.youtube.com/watch?v=EfsA3az1Gps" text:style-name="Internet_20_link" text:visited-style-name="Visited_20_Internet_20_Link"><text:span text:style-name="T66">protein fluff</text:span></text:a><text:span text:style-name="T66"> – this is similar to ice cream and high in proteins. I normally have salmon in my every day diet, but if I don’t I take </text:span><text:a xlink:type="simple" xlink:href="https://www.amazon.co.uk/1000mg-Softgels-Supply-Balanced-Contaminant/dp/B01BFIHWDS/" text:style-name="Internet_20_link" text:visited-style-name="Visited_20_Internet_20_Link"><text:span text:style-name="T66">omega 3 capsules</text:span></text:a><text:span text:style-name="T66"> as well. Finally I also take </text:span><text:a xlink:type="simple" xlink:href="https://www.amazon.co.uk/Optimum-Nutrition-Opti-Men-MultiVitamin-Multivitamins/dp/B008FN6YOU/" text:style-name="Internet_20_link" text:visited-style-name="Visited_20_Internet_20_Link"><text:span text:style-name="T66">multivitamins</text:span></text:a><text:span text:style-name="T66"> since I’m pretty sure I’m not getting everything I need in a day from what I eat.</text:span></text:p>
          <text:p text:style-name="P81"/>
        </text:list-item>
        <text:list-item>
          <text:p text:style-name="P87">Some people also take “pre-workout” drinks. This usually contains caffeine <text:span text:style-name="T37">to</text:span> give you energy and a bunch of other stuff, like small amounts of creatine and some carbs. <text:span text:style-name="T36">I personally don’t feel the need for pre-workout drinks but if you struggle finding energy to do your exercises maybe this is something for you. One thing I would pay attention to is that some pre-workout drinks have insane amount of caffeine (like 10+ cups of coffee) which will mess you up, I would never drink such pre-workouts.</text:span></text:p>
          <text:p text:style-name="P87"/>
        </text:list-item>
        <text:list-item>
          <text:p text:style-name="P87"><text:span text:style-name="T67">One thing to note: if you sweat a lot like me (I sweat crazy amounts, especially when doing my cardio) you probably lose a lot of sodium. I noticed that if I drink water with sodium as opposed to plain water it helps my endurance a bit in the gym. I just dissolve a bit of stock cube in water and slowly drink it throughout my workout.</text:span></text:p>
        </text:list-item>
      </text:list>
      <text:p text:style-name="P25"><text:soft-page-break/></text:p>
      <text:list xml:id="list164353600803502" text:continue-numbering="true" text:style-name="L1">
        <text:list-item>
          <text:p text:style-name="P88">Steroids: testosterone plays an important part in muscle growth. <text:span text:style-name="T38">It is believed that taking external testosterone – also referred to as </text:span><text:a xlink:type="simple" xlink:href="https://www.nhs.uk/conditions/anabolic-steroid-misuse/" text:style-name="Internet_20_link" text:visited-style-name="Visited_20_Internet_20_Link"><text:span text:style-name="T38">anabolic steroid</text:span></text:a><text:span text:style-name="T38"> (e.g. by injecting it into your muscles) speeds up the muscle growth process by a big factor (some people say up to 10 times faster). However, this has serious side effects and could be lethal. Some of the side effects of injecting testosterone are infertility and shrunken testicles for men (your body will produce less testosterone since you are injecting external one). Since the body will stop growing muscles naturally at some point (</text:span><text:span text:style-name="T5">this needs refs</text:span><text:span text:style-name="T38">) e.g. after 15 years of training, one of the few options you have to keep growing size is to start taking steroids. It’s really up to you what size you want to get to, you can get a decent physique without steroids and I would recommend against them.</text:span></text:p>
        </text:list-item>
      </text:list>
      <text:p text:style-name="P89"/>
      <text:list xml:id="list164353364397895" text:continue-numbering="true" text:style-name="L1">
        <text:list-item>
          <text:p text:style-name="P107">PEDs: TODO</text:p>
        </text:list-item>
      </text:list>
      <text:p text:style-name="P1"/>
      <text:p text:style-name="P6">Nutrition – Example</text:p>
      <text:p text:style-name="P6"/>
      <text:list xml:id="list3710455916668875227" text:style-name="L3">
        <text:list-item>
          <text:p text:style-name="P90">I will give nutrition examples for the following cases – you are overweight and just want to lose weight (1) and you want to become muscular like a bodybuilder (2).</text:p>
        </text:list-item>
      </text:list>
      <text:p text:style-name="P26"/>
      <text:list xml:id="list164353240529307" text:continue-numbering="true" text:style-name="L3">
        <text:list-item>
          <text:p text:style-name="P91"><text:span text:style-name="T41">Y</text:span>ou need a way to track calories intake. <text:span text:style-name="T40">I see two ways of doing this – either cook in advance or try to track everything you eat with an app like myfitnesspal (</text:span><text:a xlink:type="simple" xlink:href="https://play.google.com/store/apps/details?id=com.myfitnesspal.android" text:style-name="Internet_20_link" text:visited-style-name="Visited_20_Internet_20_Link"><text:span text:style-name="T40">android</text:span></text:a><text:span text:style-name="T40"> &amp; </text:span><text:a xlink:type="simple" xlink:href="https://apps.apple.com/us/app/myfitnesspal/id341232718" text:style-name="Internet_20_link" text:visited-style-name="Visited_20_Internet_20_Link"><text:span text:style-name="T40">iOS</text:span></text:a><text:span text:style-name="T40">). Myfitnesspal is great because you can scan barcodes from items you buy in the supermarket and it will automatically add the kcal for them. However, sometimes you might buy cooked food which is harder to track. For best results I recommend cooking – it’s more accurate, gives better results and even healthier &amp; much cheaper than buying cooked food all the time. I find it even easier to do than tracking every item you eat with an app, you only need to spend time once to plan meals and then cook once or twice a week (meal prep). Cooking can be super easy to do and doesn’t require skill, unless you want to be fancy with your meals. I normally spend 30min – 1h on a Sunday to cook for Monday – Friday just because I’m too lazy to cook and I’ve never had an issue with it. If you want to invest more than that you can cook for 2 – 3 days only and repeat. I’ll go more into cooking and meal prep in the cooking section. If you end up using the app, make sure you track everything – even fruits, veggies, oil etc, they all add up. I used to make big errors (500+ kcal) just by not adding these up!</text:span></text:p>
        </text:list-item>
      </text:list>
      <text:p text:style-name="P28"/>
      <text:list xml:id="list164353933262785" text:continue-numbering="true" text:style-name="L3">
        <text:list-item>
          <text:p text:style-name="P92">You also need a way to track your weight. Any good scale should do, one that shows the same weight if you step on it several times. <text:span text:style-name="T42">I track my weights in a spreadsheet like this one for example – </text:span><text:a xlink:type="simple" xlink:href="https://docs.google.com/spreadsheets/d/1nEqGNR8K1xG10URbGQP_yyTk6TlIGovXZ7DGWz_rh_4/edit?usp=sharing" text:style-name="Internet_20_link" text:visited-style-name="Visited_20_Internet_20_Link"><text:span text:style-name="T42">link</text:span></text:a><text:span text:style-name="T42"> (feel free to make a copy and adjust it to your needs). I weight myself every morning at roughly the same time and use the android google sheets app to add my weight fast. </text:span></text:p>
        </text:list-item>
      </text:list>
      <text:p text:style-name="P26"/>
      <text:list xml:id="list164353496552844" text:continue-numbering="true" text:style-name="L3">
        <text:list-item>
          <text:p text:style-name="P93"><text:span text:style-name="T41">F</text:span>irst step <text:span text:style-name="T41">is to</text:span> find your TDEE. If you have time I would do this experimentally: start with an online calculator (links above) to estimate your TDEE (basically your BMR and the movement you have to do every day, like going to work and back). Do not include physical exercise in this TDEE calculator for now. <text:span text:style-name="T41">Take the value you get from the calculator and assume it’s right, then try to eat exactly that amount of kcal for 1 – 2 weeks, either by tracking with an app or cooking in advance. Weight yourself every day (try to ignore the small fluctuations from day to day). At the end of the 2 weeks see if your weight stayed within the same limits the entire 2 weeks – if yes, then you found your TDEE value. If not, then look at how much weight you gained or lost. The theory is that </text:span><text:a xlink:type="simple" xlink:href="https://www.ncbi.nlm.nih.gov/pmc/articles/PMC2376744/" text:style-name="Internet_20_link" text:visited-style-name="Visited_20_Internet_20_Link"><text:span text:style-name="T41">you lose 1lb of mass at the total deficit of 3500kcal</text:span></text:a><text:span text:style-name="T41">. The same is true if you gain 1lb of mass, you are at a surplus of 3500kcal. Take the weight you gained/lost in lbs and multiply by 3500 – this is your caloric </text:span><text:soft-page-break/><text:span text:style-name="T41">surplus/deficit. Now divide by 14 and you can find your actual TDEE. For example you gained 1lb in these 2 weeks eating 2,000kcal every day. This means you had a total surplus of 3,500kcal, divided by 14 → 250kcal surplus every day. This means your actual TDEE is 2,000 – 250 = 1,750kcal. However, I found this to not work for me very well, I assume this 1lb/3500kcal rule depends on each individual. If the same happens to you, this experiment is still not a waste of time, at least you know roughly how to adjust calories (e.g. you can keep adjusting until your weight doesn’t change anymore).</text:span></text:p>
        </text:list-item>
      </text:list>
      <text:p text:style-name="P27"/>
      <text:list xml:id="list164353392352395" text:continue-numbering="true" text:style-name="L3">
        <text:list-item>
          <text:p text:style-name="P94">If you just want to lose weight (1) then the next step is easy: now that you know your TDEE I would personally keep the caloric intake at this value to not mess with the BMR. To get to a caloric deficit of 10 – 20% I would just add more cardio to reach that value. For example, if your TDEE is 2,000kcal and you want to do a more aggressive 20% decrease, then I would keep eating 2,000kcal every day and do 400kcal <text:span text:style-name="T45">(20%)</text:span> of extra cardio every day. This is probably around 1h of walking <text:span text:style-name="T44">for the average person</text:span>, <text:span text:style-name="T44">but it’s better if you actually track this (e.g. <text:s/></text:span>treadmills show you how many calories you burn, <text:span text:style-name="T44">there are watches with this feature too, even online calculators – but less accurate).</text:span></text:p>
          <text:p text:style-name="P94"/>
        </text:list-item>
        <text:list-item>
          <text:p text:style-name="P95">If you want to build muscles (2) it’s more complicated. I would start with a bulking phase <text:span text:style-name="T46">for 4 months, followed by a cutting phase of 1 month.</text:span> <text:span text:style-name="T47">Let’s say your TDEE is 2,000kcal. For the bulking phase I would go 20% up, to 2,400kcal. To build muscles you don’t need to do any extra cardio. However, some people enjoy eating, even more than 2,400kcal a day, so I would compensate any extra kcal I eat with cardio (e.g. I eat 2,700kcal a day and do extra 300kcal on the treadmill). You must also make sure you get enough proteins a day and enough sleep (more on this later). If I weight 70kg I would get 154g of proteins every day. After each workout, when I get home I get a protein shake with BCAA, creatine and glutamine in it. You should notice your weight increasing slightly and your strength increasing as well in the gym (more about this in the workout section). This is the way I track I’m doing the right thing.</text:span></text:p>
        </text:list-item>
      </text:list>
      <text:p text:style-name="P29"/>
      <text:list xml:id="list164353502469421" text:continue-numbering="true" text:style-name="L3">
        <text:list-item>
          <text:p text:style-name="P96">For the cutting phase you need to get at a deficit of 20%. With the same TDEE of 2,000kcal, I would keep this as my intake and do 400kcal on the treadmill every day (this means you go from 2,400kcal a day and no cardio to 2,000kcal with 400kcal of cardio). This is a difference of 800kcal in diet, while not that big and usually people don’t recommend going slowly into cutting, I would personally drop by increments of 10% <text:span text:style-name="T48">every week</text:span>, first to 400kcal deficit and then to 800kcal. <text:span text:style-name="T49">Otherwise it might be harder to do, feeling hungry and tired all the time. While you cut you should keep the same workout routine and damage muscles, take the same amount of proteins and supplements (if you already do). The only difference is the caloric intake. You should notice your weight going down and your strength staying the same in the gym (maybe you feel less energy or your strength might go down a bit if you cut for several months in a row). Also, you should notice you get better muscle definition from week to week.</text:span></text:p>
        </text:list-item>
      </text:list>
      <text:p text:style-name="P30"/>
      <text:list xml:id="list164353673401914" text:continue-numbering="true" text:style-name="L3">
        <text:list-item>
          <text:p text:style-name="P97">There are debates whether or not the exercises you do to build muscles (e.g. weight training) burn or not calories. <text:span text:style-name="T50">Personally I don’t consider weight training to burn that many calories – there is not a lot of movement involved (kinetic energy) and even if your heart rate increases I don’t think this means you burn more calories. The movements you do are slow and you just try to damage your muscles. This is why I don’t include kcal from weight lifting when computing how much you should eat for cutting/bulking. However, I do agree that building muscle will make you burn more calories every day for your movement and even at rest, as stated above muscles burn more calories than fat. </text:span><text:span text:style-name="T6">This </text:span><text:span text:style-name="T7">needs refs and proper sources</text:span><text:span text:style-name="T50">. </text:span><text:s/><text:span text:style-name="T51">Articles related to this – </text:span><text:a xlink:type="simple" xlink:href="https://www.healthline.com/nutrition/cardio-vs-weights-for-weight-loss" text:style-name="Internet_20_link" text:visited-style-name="Visited_20_Internet_20_Link"><text:span text:style-name="T51">1</text:span></text:a><text:span text:style-name="T51">.</text:span></text:p>
        </text:list-item>
      </text:list>
      <text:p text:style-name="P30"/>
      <text:list xml:id="list164353611167433" text:continue-numbering="true" text:style-name="L3">
        <text:list-item>
          <text:p text:style-name="P98"><text:soft-page-break/>If at any point you just want to maintain your physique you just need to eat your TDEE. If you built muscles I think you need to keep doing the same exercises to maintain them (although I would personally drop time spent in the gym as well).</text:p>
        </text:list-item>
      </text:list>
      <text:p text:style-name="P31"/>
      <text:list xml:id="list164354035225950" text:continue-numbering="true" text:style-name="L3">
        <text:list-item>
          <text:p text:style-name="P99">Since your TDEE increases as you gain size, you will always have to keep an eye on it and update it as you go along. After a while this should become natural.</text:p>
        </text:list-item>
      </text:list>
      <text:p text:style-name="P6"/>
      <text:p text:style-name="P7"><text:span text:style-name="T52">Nutrition – Planning, </text:span>Cooking, <text:span text:style-name="T52">Meal Prep</text:span></text:p>
      <text:p text:style-name="P7"/>
      <text:list xml:id="list2439198303231296782" text:style-name="L4">
        <text:list-item>
          <text:p text:style-name="P100">If you decide you don’t want to track everything you eat with an app (or something else, like a notebook) then you can plan in advance! <text:span text:style-name="T53">The way I do it (and I’ve seen others using this method as well) is to have a spreadsheet with the food I normally like to eat and all the nutritional values for it (like kcal, carbs, fat &amp; protein in 100g for example). I have a section called “playground” where I play with the amounts for foods until I reach my kcal &amp; macro goals for the day. After that I save the values in a new sheet (e.g. Day 1 of the week) and start from scratch again to create multiple custom days. You have a full example </text:span><text:a xlink:type="simple" xlink:href="https://docs.google.com/spreadsheets/d/15ASAnuzHxBNHwLFaIkKHWNVjRWnr8uhqpFpB6vGTZ9A/edit?usp=sharing" text:style-name="Internet_20_link" text:visited-style-name="Visited_20_Internet_20_Link"><text:span text:style-name="T53">here</text:span></text:a><text:span text:style-name="T53">. The sheet “Food” has all the food I normally eat. In the Playground table, I adjust units column and the kcal &amp; macros are added automatically for that item at the end of the table. I keep playing with values like this (based on previous experience and what I like to eat) until I get close to my goals. Then you can see the stored values in “Day 1” sheet. If you don’t mind eating the same thing every day then you can eat Day 1 food every day (Monday, Tuesday etc). If you want to have some diversity you can create multiple Day sheets (Day 2, Day 3 etc) and plan them however you want during a week. Feel free to copy the spreadsheet, fill it with your food of choice and plan your days!</text:span></text:p>
        </text:list-item>
      </text:list>
      <text:p text:style-name="P1"/>
      <text:p text:style-name="P5">Workout</text:p>
      <text:p text:style-name="P1"/>
      <text:p text:style-name="P3">Sources</text:p>
      <text:p text:style-name="P3"/>
      <text:list xml:id="list2185793861902368393" text:style-name="L5">
        <text:list-item>
          <text:p text:style-name="P101"><text:a xlink:type="simple" xlink:href="https://www.wikipedia.org/" text:style-name="Internet_20_link" text:visited-style-name="Visited_20_Internet_20_Link">https://www.wikipedia.org/</text:a></text:p>
        </text:list-item>
        <text:list-item>
          <text:p text:style-name="P102"><text:a xlink:type="simple" xlink:href="https://www.healthline.com/" text:style-name="Internet_20_link" text:visited-style-name="Visited_20_Internet_20_Link">https://www.healthline.com/</text:a> </text:p>
        </text:list-item>
        <text:list-item>
          <text:p text:style-name="P103"><text:a xlink:type="simple" xlink:href="https://www.ncbi.nlm.nih.gov/pubmed/" text:style-name="Internet_20_link" text:visited-style-name="Visited_20_Internet_20_Link">https://www.ncbi.nlm.nih.gov/pubmed/</text:a></text:p>
        </text:list-item>
        <text:list-item>
          <text:p text:style-name="P104"><text:a xlink:type="simple" xlink:href="https://www.youtube.com/user/VitruvianPhysique" text:style-name="Internet_20_link" text:visited-style-name="Visited_20_Internet_20_Link">https://www.youtube.com/user/VitruvianPhysique</text:a></text:p>
        </text:list-item>
        <text:list-item>
          <text:p text:style-name="P104"><text:a xlink:type="simple" xlink:href="https://www.youtube.com/user/gregdoucette" text:style-name="Internet_20_link" text:visited-style-name="Visited_20_Internet_20_Link">https://www.youtube.com/user/gregdoucette</text:a></text:p>
        </text:list-item>
        <text:list-item>
          <text:p text:style-name="P104"><text:a xlink:type="simple" xlink:href="https://www.youtube.com/user/JDCav24/videos" text:style-name="Internet_20_link" text:visited-style-name="Visited_20_Internet_20_Link">https://www.youtube.com/user/JDCav24/</text:a></text:p>
        </text:list-item>
        <text:list-item>
          <text:p text:style-name="P104"><text:a xlink:type="simple" xlink:href="https://scholar.google.co.uk/" text:style-name="Internet_20_link" text:visited-style-name="Visited_20_Internet_20_Link">https://scholar.google.co.uk</text:a> <text:span text:style-name="T26"><text:s/></text:span></text:p>
        </text:list-item>
      </text:list>
      <text:p text:style-name="P1"/>
      <text:p text:style-name="P4">Books</text:p>
      <text:p text:style-name="P4"/>
      <text:list xml:id="list878216410757071359" text:style-name="L6">
        <text:list-item>
          <text:p text:style-name="P105">Starting Strength – <text:a xlink:type="simple" xlink:href="https://www.amazon.com/Starting-Strength-Mark-Rippetoe-ebook/dp/B006XJR5ZA/" text:style-name="Internet_20_link" text:visited-style-name="Visited_20_Internet_20_Link">1</text:a></text:p>
        </text:list-item>
        <text:list-item>
          <text:p text:style-name="P105">Practical Programming for Strength Training – <text:a xlink:type="simple" xlink:href="https://www.amazon.com/Practical-Programming-Strength-Training-Rippetoe-ebook/dp/B00IU8YETW" text:style-name="Internet_20_link" text:visited-style-name="Visited_20_Internet_20_Link">1</text:a> </text:p>
        </text:list-item>
        <text:list-item>
          <text:p text:style-name="P105">Health/Fitness Instructor's Handbook – <text:a xlink:type="simple" xlink:href="https://eric.ed.gov/?id=ED282830" text:style-name="Internet_20_link" text:visited-style-name="Visited_20_Internet_20_Link">1</text:a>, <text:a xlink:type="simple" xlink:href="https://www.amazon.co.uk/Health-Fitness-Instructors-Handbook-Edward/dp/0873229584" text:style-name="Internet_20_link" text:visited-style-name="Visited_20_Internet_20_Link">2</text:a></text:p>
        </text:list-item>
        <text:list-item>
          <text:p text:style-name="P105">Bodybuilding: A Scientific Approach – <text:a xlink:type="simple" xlink:href="https://www.amazon.co.uk/Bodybuilding-Scientific-Frederick-Hatfield-Ph-D/dp/150560754X" text:style-name="Internet_20_link" text:visited-style-name="Visited_20_Internet_20_Link">1</text:a> </text:p>
        </text:list-item>
        <text:list-item>
          <text:p text:style-name="P105">Biochemistry for Sport and Exercise Metabolism – <text:a xlink:type="simple" xlink:href="https://www.amazon.com/Biochemistry-Sport-Exercise-Metabolism-SportTexts/dp/0470091851/" text:style-name="Internet_20_link" text:visited-style-name="Visited_20_Internet_20_Link">1</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06T20:57:23.940979596</meta:creation-date>
    <dc:date>2020-07-17T16:43:52.419890052</dc:date>
    <meta:editing-duration>PT20H33M4S</meta:editing-duration>
    <meta:editing-cycles>160</meta:editing-cycles>
    <meta:generator>LibreOffice/5.2.7.2$Linux_X86_64 LibreOffice_project/20m0$Build-2</meta:generator>
    <meta:document-statistic meta:table-count="0" meta:image-count="0" meta:object-count="12" meta:page-count="9" meta:paragraph-count="142" meta:word-count="5185" meta:character-count="28088" meta:non-whitespace-character-count="23067"/>
  </office:meta>
</office:document-meta>
</file>

<file path=Object 1/content.xml><?xml version="1.0" encoding="utf-8"?>
<math xmlns="http://www.w3.org/1998/Math/MathML" display="block">
  <semantics>
    <mrow>
      <mn>13.7516</mn>
      <mrow>
        <mi>m</mi>
        <mo stretchy="false">+</mo>
        <mn>5.0033</mn>
      </mrow>
      <mrow>
        <mi>h</mi>
        <mo stretchy="false">−</mo>
        <mn>6.7550</mn>
      </mrow>
      <mrow>
        <mi>a</mi>
        <mo stretchy="false">+</mo>
        <mn>66.4730</mn>
      </mrow>
    </mrow>
    <annotation encoding="StarMath 5.0">13.7516m + 5.0033h - 6.7550a + 66.4730</annotation>
  </semantics>
</math>
</file>

<file path=Object 10/content.xml><?xml version="1.0" encoding="utf-8"?>
<math xmlns="http://www.w3.org/1998/Math/MathML" display="block">
  <semantics>
    <mrow>
      <mi mathvariant="italic">grams</mi>
      <mi mathvariant="italic">of</mi>
      <mrow>
        <mi mathvariant="italic">carbs</mi>
        <mo stretchy="false">=</mo>
        <mrow>
          <mrow>
            <mo fence="true" stretchy="false">(</mo>
            <mrow>
              <mrow>
                <mn>0.4</mn>
                <mo stretchy="false">⋅</mo>
                <mn>2000</mn>
              </mrow>
            </mrow>
            <mo fence="true" stretchy="false">)</mo>
          </mrow>
          <mo stretchy="false">/</mo>
          <mn>5.5</mn>
        </mrow>
        <mo stretchy="false">=</mo>
        <mn>145.5</mn>
      </mrow>
    </mrow>
    <annotation encoding="StarMath 5.0">grams of carbs = (0.4 cdot 2000) / 5.5 = 145.5</annotation>
  </semantics>
</math>
</file>

<file path=Object 11/content.xml><?xml version="1.0" encoding="utf-8"?>
<math xmlns="http://www.w3.org/1998/Math/MathML" display="block">
  <semantics>
    <mrow>
      <mi mathvariant="italic">grams</mi>
      <mi mathvariant="italic">of</mi>
      <mrow>
        <mi mathvariant="italic">fat</mi>
        <mo stretchy="false">=</mo>
        <mrow>
          <mrow>
            <mo fence="true" stretchy="false">(</mo>
            <mrow>
              <mrow>
                <mn>0.3</mn>
                <mo stretchy="false">⋅</mo>
                <mn>2000</mn>
              </mrow>
            </mrow>
            <mo fence="true" stretchy="false">)</mo>
          </mrow>
          <mo stretchy="false">/</mo>
          <mn>5.5</mn>
        </mrow>
        <mo stretchy="false">=</mo>
        <mn>109</mn>
      </mrow>
    </mrow>
    <annotation encoding="StarMath 5.0">grams of fat = (0.3 cdot 2000) / 5.5 = 109</annotation>
  </semantics>
</math>
</file>

<file path=Object 12/content.xml><?xml version="1.0" encoding="utf-8"?>
<math xmlns="http://www.w3.org/1998/Math/MathML" display="block">
  <semantics>
    <mrow>
      <mi mathvariant="italic">grams</mi>
      <mi mathvariant="italic">of</mi>
      <mrow>
        <mi mathvariant="italic">fat</mi>
        <mo stretchy="false">=</mo>
        <mrow>
          <mrow>
            <mo fence="true" stretchy="false">(</mo>
            <mrow>
              <mrow>
                <mn>0.3</mn>
                <mo stretchy="false">⋅</mo>
                <mn>2000</mn>
              </mrow>
            </mrow>
            <mo fence="true" stretchy="false">)</mo>
          </mrow>
          <mo stretchy="false">/</mo>
          <mn>5.5</mn>
        </mrow>
        <mo stretchy="false">=</mo>
        <mn>109</mn>
      </mrow>
    </mrow>
    <annotation encoding="StarMath 5.0">grams of fat = (0.3 cdot 2000) / 5.5 = 109</annotation>
  </semantics>
</math>
</file>

<file path=Object 2/content.xml><?xml version="1.0" encoding="utf-8"?>
<math xmlns="http://www.w3.org/1998/Math/MathML" display="block">
  <semantics>
    <mrow>
      <mn>13.397</mn>
      <mrow>
        <mi>m</mi>
        <mo stretchy="false">+</mo>
        <mn>4.799</mn>
      </mrow>
      <mrow>
        <mi>h</mi>
        <mo stretchy="false">−</mo>
        <mn>5.677</mn>
      </mrow>
      <mrow>
        <mi>a</mi>
        <mo stretchy="false">+</mo>
        <mn>88.362</mn>
      </mrow>
    </mrow>
    <annotation encoding="StarMath 5.0">13.397m + 4.799h - 5.677a + 88.362</annotation>
  </semantics>
</math>
</file>

<file path=Object 3/content.xml><?xml version="1.0" encoding="utf-8"?>
<math xmlns="http://www.w3.org/1998/Math/MathML" display="block">
  <semantics>
    <mrow>
      <mn>10</mn>
      <mrow>
        <mi>m</mi>
        <mo stretchy="false">+</mo>
        <mn>6.25</mn>
      </mrow>
      <mrow>
        <mi>h</mi>
        <mo stretchy="false">−</mo>
        <mn>5</mn>
      </mrow>
      <mrow>
        <mi>a</mi>
        <mo stretchy="false">+</mo>
        <mn>5</mn>
      </mrow>
    </mrow>
    <annotation encoding="StarMath 5.0">10m + 6.25h - 5a + 5</annotation>
  </semantics>
</math>
</file>

<file path=Object 4/content.xml><?xml version="1.0" encoding="utf-8"?>
<math xmlns="http://www.w3.org/1998/Math/MathML" display="block">
  <semantics>
    <mrow>
      <mn>370</mn>
      <mo stretchy="false">+</mo>
      <mrow>
        <mo fence="true" stretchy="false">(</mo>
        <mrow>
          <mrow>
            <mn>21.6</mn>
            <mrow>
              <mi>m</mi>
              <mo stretchy="false">∗</mo>
              <mrow>
                <mo fence="true" stretchy="false">(</mo>
                <mrow>
                  <mrow>
                    <mn>1</mn>
                    <mo stretchy="false">−</mo>
                    <mrow>
                      <mi>f</mi>
                      <mo stretchy="false">/</mo>
                      <mn>100</mn>
                    </mrow>
                  </mrow>
                </mrow>
                <mo fence="true" stretchy="false">)</mo>
              </mrow>
            </mrow>
          </mrow>
        </mrow>
        <mo fence="true" stretchy="false">)</mo>
      </mrow>
    </mrow>
    <annotation encoding="StarMath 5.0">370 + (21.6 m * (1 - f/100))</annotation>
  </semantics>
</math>
</file>

<file path=Object 5/content.xml><?xml version="1.0" encoding="utf-8"?>
<math xmlns="http://www.w3.org/1998/Math/MathML" display="block">
  <semantics>
    <mrow>
      <mn>10</mn>
      <mrow>
        <mi>m</mi>
        <mo stretchy="false">+</mo>
        <mn>6.25</mn>
      </mrow>
      <mrow>
        <mi>h</mi>
        <mo stretchy="false">−</mo>
        <mn>5</mn>
      </mrow>
      <mrow>
        <mi>a</mi>
        <mo stretchy="false">−</mo>
        <mn>161</mn>
      </mrow>
    </mrow>
    <annotation encoding="StarMath 5.0">10m + 6.25h - 5a - 161</annotation>
  </semantics>
</math>
</file>

<file path=Object 6/content.xml><?xml version="1.0" encoding="utf-8"?>
<math xmlns="http://www.w3.org/1998/Math/MathML" display="block">
  <semantics>
    <mrow>
      <mi mathvariant="italic">grams</mi>
      <mi mathvariant="italic">of</mi>
      <mrow>
        <mi mathvariant="italic">carbs</mi>
        <mo stretchy="false">=</mo>
        <mi>c</mi>
      </mrow>
      <mfrac>
        <mi>T</mi>
        <mrow>
          <mn>4</mn>
          <mrow>
            <mi>c</mi>
            <mo stretchy="false">+</mo>
            <mn>9</mn>
          </mrow>
          <mrow>
            <mi>f</mi>
            <mo stretchy="false">+</mo>
            <mn>4</mn>
          </mrow>
          <mi>p</mi>
        </mrow>
      </mfrac>
    </mrow>
    <annotation encoding="StarMath 5.0">grams of carbs = c {T} over {4c + 9f + 4p} </annotation>
  </semantics>
</math>
</file>

<file path=Object 7/content.xml><?xml version="1.0" encoding="utf-8"?>
<math xmlns="http://www.w3.org/1998/Math/MathML" display="block">
  <semantics>
    <mrow>
      <mi mathvariant="italic">grams</mi>
      <mi mathvariant="italic">of</mi>
      <mrow>
        <mi mathvariant="italic">fat</mi>
        <mo stretchy="false">=</mo>
        <mi>f</mi>
      </mrow>
      <mfrac>
        <mi>T</mi>
        <mrow>
          <mn>4</mn>
          <mrow>
            <mi>c</mi>
            <mo stretchy="false">+</mo>
            <mn>9</mn>
          </mrow>
          <mrow>
            <mi>f</mi>
            <mo stretchy="false">+</mo>
            <mn>4</mn>
          </mrow>
          <mi>p</mi>
        </mrow>
      </mfrac>
    </mrow>
    <annotation encoding="StarMath 5.0">grams of fat = f {T} over {4c + 9f + 4p} </annotation>
  </semantics>
</math>
</file>

<file path=Object 8/content.xml><?xml version="1.0" encoding="utf-8"?>
<math xmlns="http://www.w3.org/1998/Math/MathML" display="block">
  <semantics>
    <mrow>
      <mi mathvariant="italic">grams</mi>
      <mi mathvariant="italic">of</mi>
      <mrow>
        <mi mathvariant="italic">protein</mi>
        <mo stretchy="false">=</mo>
        <mi>p</mi>
      </mrow>
      <mfrac>
        <mi>T</mi>
        <mrow>
          <mn>4</mn>
          <mrow>
            <mi>c</mi>
            <mo stretchy="false">+</mo>
            <mn>9</mn>
          </mrow>
          <mrow>
            <mi>f</mi>
            <mo stretchy="false">+</mo>
            <mn>4</mn>
          </mrow>
          <mi>p</mi>
        </mrow>
      </mfrac>
    </mrow>
    <annotation encoding="StarMath 5.0">grams of protein = p {T} over {4c + 9f + 4p} </annotation>
  </semantics>
</math>
</file>

<file path=Object 9/content.xml><?xml version="1.0" encoding="utf-8"?>
<math xmlns="http://www.w3.org/1998/Math/MathML" display="block">
  <semantics>
    <mrow>
      <mn>4</mn>
      <mrow>
        <mi>c</mi>
        <mo stretchy="false">+</mo>
        <mn>9</mn>
      </mrow>
      <mrow>
        <mi>f</mi>
        <mo stretchy="false">+</mo>
        <mn>4</mn>
      </mrow>
      <mrow>
        <mi>p</mi>
        <mo stretchy="false">=</mo>
        <mrow>
          <mrow>
            <mn>4</mn>
            <mo stretchy="false">⋅</mo>
            <mn>0.4</mn>
          </mrow>
          <mo stretchy="false">+</mo>
          <mrow>
            <mn>9</mn>
            <mo stretchy="false">⋅</mo>
            <mn>0.3</mn>
          </mrow>
          <mo stretchy="false">+</mo>
          <mrow>
            <mn>4</mn>
            <mo stretchy="false">⋅</mo>
            <mn>0.3</mn>
          </mrow>
        </mrow>
        <mo stretchy="false">=</mo>
        <mn>5.5</mn>
      </mrow>
    </mrow>
    <annotation encoding="StarMath 5.0">4c + 9f + 4p = 4 cdot 0.4 + 9 cdot 0.3 + 4 cdot 0.3 = 5.5 </annotation>
  </semantics>
</math>
</file>